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1" svg:font-family="Arial"/>
    <style:font-face style:name="Calibri" svg:font-family="Calibri"/>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399cm"/>
    </style:style>
    <style:style style:name="co2" style:family="table-column">
      <style:table-column-properties fo:break-before="auto" style:column-width="14.242cm"/>
    </style:style>
    <style:style style:name="co3" style:family="table-column">
      <style:table-column-properties fo:break-before="auto" style:column-width="7.952cm"/>
    </style:style>
    <style:style style:name="co4" style:family="table-column">
      <style:table-column-properties fo:break-before="auto" style:column-width="15.767cm"/>
    </style:style>
    <style:style style:name="co5" style:family="table-column">
      <style:table-column-properties fo:break-before="auto" style:column-width="4.493cm"/>
    </style:style>
    <style:style style:name="co6" style:family="table-column">
      <style:table-column-properties fo:break-before="auto" style:column-width="15.005cm"/>
    </style:style>
    <style:style style:name="co7" style:family="table-column">
      <style:table-column-properties fo:break-before="auto" style:column-width="2.828cm"/>
    </style:style>
    <style:style style:name="co8" style:family="table-column">
      <style:table-column-properties fo:break-before="auto" style:column-width="2.258cm"/>
    </style:style>
    <style:style style:name="co9" style:family="table-column">
      <style:table-column-properties fo:break-before="auto" style:column-width="28.363cm"/>
    </style:style>
    <style:style style:name="co10" style:family="table-column">
      <style:table-column-properties fo:break-before="auto" style:column-width="7.14cm"/>
    </style:style>
    <style:style style:name="co11" style:family="table-column">
      <style:table-column-properties fo:break-before="auto" style:column-width="7.168cm"/>
    </style:style>
    <style:style style:name="ro1" style:family="table-row">
      <style:table-row-properties style:row-height="0.452cm" fo:break-before="auto" style:use-optimal-row-height="false"/>
    </style:style>
    <style:style style:name="ro2" style:family="table-row">
      <style:table-row-properties style:row-height="1.397cm" fo:break-before="auto" style:use-optimal-row-height="false"/>
    </style:style>
    <style:style style:name="ro3" style:family="table-row">
      <style:table-row-properties style:row-height="2.09cm" fo:break-before="auto" style:use-optimal-row-height="false"/>
    </style:style>
    <style:style style:name="ro4" style:family="table-row">
      <style:table-row-properties style:row-height="3.422cm" fo:break-before="auto" style:use-optimal-row-height="false"/>
    </style:style>
    <style:style style:name="ro5" style:family="table-row">
      <style:table-row-properties style:row-height="1.028cm" fo:break-before="auto" style:use-optimal-row-height="true"/>
    </style:style>
    <style:style style:name="ro6" style:family="table-row">
      <style:table-row-properties style:row-height="0.556cm" fo:break-before="auto" style:use-optimal-row-height="false"/>
    </style:style>
    <style:style style:name="ro7" style:family="table-row">
      <style:table-row-properties style:row-height="1.053cm" fo:break-before="auto" style:use-optimal-row-height="true"/>
    </style:style>
    <style:style style:name="ro8" style:family="table-row">
      <style:table-row-properties style:row-height="0.612cm" fo:break-before="auto" style:use-optimal-row-height="true"/>
    </style:style>
    <style:style style:name="ro9" style:family="table-row">
      <style:table-row-properties style:row-height="1.552cm" fo:break-before="auto" style:use-optimal-row-height="true"/>
    </style:style>
    <style:style style:name="ro10" style:family="table-row">
      <style:table-row-properties style:row-height="2.552cm" fo:break-before="auto" style:use-optimal-row-height="true"/>
    </style:style>
    <style:style style:name="ro11" style:family="table-row">
      <style:table-row-properties style:row-height="0.487cm" fo:break-before="auto" style:use-optimal-row-height="true"/>
    </style:style>
    <style:style style:name="ro12" style:family="table-row">
      <style:table-row-properties style:row-height="1.826cm" fo:break-before="auto" style:use-optimal-row-height="false"/>
    </style:style>
    <style:style style:name="ta1" style:family="table" style:master-page-name="PageStyle_5f_Diagnostic_20_flash">
      <style:table-properties table:display="true" style:writing-mode="lr-tb"/>
    </style:style>
    <style:style style:name="ta2" style:family="table" style:master-page-name="PageStyle_5f_A_20_propos">
      <style:table-properties table:display="true" style:writing-mode="lr-tb"/>
    </style:style>
    <style:style style:name="ta3" style:family="table" style:master-page-name="PageStyle_5f_Calcul">
      <style:table-properties table:display="false" style:writing-mode="lr-tb"/>
    </style:style>
    <style:style style:name="ce1"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wrap-option="wrap"/>
    </style:style>
    <style:style style:name="ce8"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ackground-color="#ffffff" fo:wrap-option="wrap" fo:border="0.06pt solid #000000" style:vertical-align="middle"/>
      <style:text-properties style:text-outline="false" style:text-line-through-style="none" style:text-line-through-type="none" style:font-name="Calibri1" fo:font-size="12pt" fo:language="fr" fo:country="FR"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vertical-align="middle"/>
      <style:text-properties style:font-name="Calibri1" fo:font-size="12pt" fo:font-weight="bold" style:font-size-asian="12pt" style:font-weight-asian="bold" style:font-size-complex="12pt" style:font-weight-complex="bold"/>
    </style:style>
    <style:style style:name="ce34"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middle" loext:vertical-justify="auto"/>
      <style:paragraph-properties fo:text-align="end" css3t:text-justify="auto" fo:margin-left="0c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0"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c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46"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8" style:family="table-cell" style:parent-style-name="Default">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6" style:family="table-cell" style:parent-style-name="Default">
      <style:table-cell-properties fo:wrap-option="wrap" fo:border="0.06pt solid #000000" style:vertical-align="top"/>
    </style:style>
    <style:style style:name="ce57"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c9211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8" style:family="table-cell" style:parent-style-name="Default">
      <style:table-cell-properties fo:wrap-option="wrap" style:vertical-align="top"/>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c9211e"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2" style:family="table-cell" style:parent-style-name="Default">
      <style:table-cell-properties style:vertical-align="middle"/>
    </style:style>
    <style:style style:name="ce43" style:family="table-cell" style:parent-style-name="Default">
      <style:text-properties fo:color="#c9211e" style:font-name="Calibri1" fo:font-size="16pt" style:font-size-asian="16pt" style:font-size-complex="16pt"/>
    </style:style>
    <style:style style:name="ce44" style:family="table-cell" style:parent-style-name="Default">
      <style:text-properties style:font-name="Calibri1" fo:font-size="16pt" style:font-size-asian="16pt" style:font-size-complex="16pt"/>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4" style:family="table-cell" style:parent-style-name="Default">
      <style:text-properties style:font-name="Calibri1" fo:font-size="14pt" style:font-size-asian="14pt" style:font-size-complex="14pt"/>
    </style:style>
    <style:style style:name="ce15" style:family="table-cell" style:parent-style-name="Default">
      <style:table-cell-properties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 style:family="table-cell" style:parent-style-name="Default">
      <style:table-cell-properties fo:background-color="#ffff00"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1" style:family="table-cell" style:parent-style-name="Default" style:data-style-name="N0">
      <style:table-cell-properties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2" style:family="table-cell" style:parent-style-name="Default" style:data-style-name="N0">
      <style:table-cell-properties fo:background-color="transparent"/>
    </style:style>
    <style:style style:name="ce54" style:family="table-cell" style:parent-style-name="Default">
      <style:table-cell-properties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3" style:family="table-cell" style:parent-style-name="Default">
      <style:table-cell-properties fo:background-color="transparent"/>
    </style:style>
    <style:style style:name="ce72" style:family="table-cell" style:parent-style-name="Default" style:data-style-name="N0"/>
    <style:style style:name="gr1" style:family="graphic">
      <style:graphic-properties draw:marker-start="Arrowheads_20_1" draw:marker-start-width="0.2cm" draw:marker-start-center="false" draw:fill="solid" draw:fill-color="#ffffc0" draw:auto-grow-height="true" draw:auto-grow-width="false" fo:min-height="3.953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c0" draw:auto-grow-height="true" draw:auto-grow-width="false" fo:min-height="5.965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1" fo:font-size="14pt" fo:language="fr" fo:country="FR" fo:font-style="normal" fo:text-shadow="none" style:text-underline-style="none" fo:font-weight="normal" style:text-underline-mode="continuous" style:text-overline-mode="continuous" style:text-line-through-mode="continuous" style:font-name-asian="Linux Libertine G"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Calibri1" fo:font-size="14pt" fo:language="fr" fo:country="FR" fo:font-style="normal" fo:text-shadow="none" style:text-underline-style="none" fo:font-weight="normal" style:text-underline-mode="continuous" style:text-overline-mode="continuous" style:text-line-through-mode="continuous" style:font-name-asian="Linux Libertine G"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text-autospace="none" style:line-break="normal" style:writing-mode="page"/>
      <style:text-properties fo:color="#000000" loext:opacity="100%"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page"/>
      <style:text-properties fo:color="#000000" loext:opacity="100%"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loext:opacity="100%"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1" fo:font-size="14pt" fo:language="fr" fo:country="FR" fo:font-style="normal" fo:text-shadow="none" style:text-underline-style="none" fo:font-weight="normal" style:text-underline-mode="continuous" style:text-overline-mode="continuous" style:text-line-through-mode="continuous" style:font-name-asian="Linux Libertine G"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weight="normal" style:font-weight-asian="normal" style:font-weight-complex="normal" fo:font-size="11pt" style:font-size-asian="11pt" style:font-size-complex="11pt"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quot;;&quot;🤔&quot;;&quot;😤&quot;;&quot;✖&quot;)" table:allow-empty-cell="true" table:display-list="unsorted" table:base-cell-address="'A propos'.E2">
          <table:error-message table:message-type="stop" table:display="true"/>
        </table:content-validation>
      </table:content-validations>
      <table:table table:name="Diagnostic flash" table:style-name="ta1">
        <office:forms form:automatic-focus="false" form:apply-design-mode="false"/>
        <table:table-column table:style-name="co1" table:default-cell-style-name="ce26"/>
        <table:table-column table:style-name="co2" table:default-cell-style-name="ce32"/>
        <table:table-column table:style-name="co3" table:visibility="collapse" table:default-cell-style-name="Default"/>
        <table:table-column table:style-name="co4" table:default-cell-style-name="Default"/>
        <table:table-column table:style-name="co5" table:default-cell-style-name="Default"/>
        <table:table-column table:style-name="co6" table:default-cell-style-name="ce58"/>
        <table:table-column table:style-name="co7" table:number-columns-repeated="1017" table:default-cell-style-name="Default"/>
        <table:table-column table:style-name="co8" table:default-cell-style-name="Default"/>
        <table:table-row table:style-name="ro1">
          <table:table-cell table:style-name="ce1"/>
          <table:table-cell table:style-name="ce8" office:value-type="string" calcext:value-type="string">
            <office:annotation draw:style-name="gr1" draw:text-style-name="P2" svg:width="17.543cm" svg:height="4.153cm" svg:x="18.414cm" svg:y="0cm" draw:caption-point-x="-2.784cm" draw:caption-point-y="0.01cm">
              <dc:date>2021-08-10T00:00:00</dc:date>
              <text:p text:style-name="P1"><text:span text:style-name="T1">Le diagnostic se fait sur un échantillon de pages incluant au minimum :</text:span></text:p>
              <text:p text:style-name="P1"><text:span text:style-name="T1"/></text:p>
              <text:p text:style-name="P1"><text:span text:style-name="T1">- la page d’accueil ;</text:span></text:p>
              <text:p text:style-name="P1"><text:span text:style-name="T1">- une page de formulaire si elle existe :</text:span></text:p>
              <text:p text:style-name="P1"><text:span text:style-name="T1">- une page de résultats de recherche si elle existe ;</text:span></text:p>
              <text:p text:style-name="P1"><text:span text:style-name="T1">- une page avec des fichiers en téléchargement si elle existe ;</text:span></text:p>
              <text:p text:style-name="P1"><text:span text:style-name="T1">- une page de contenu, la plus riche possible (préférer la présence d’images, d’infographies, de vidéos, de titres et sous-titres plutôt qu’une page de texte seul).</text:span></text:p>
            </office:annotation>
            <text:p>URL de l’échantillon testé : Page 1 :</text:p>
          </table:table-cell>
          <table:table-cell table:style-name="ce1"/>
          <table:table-cell table:style-name="ce1" office:value-type="string" calcext:value-type="string">
            <text:p><text:a xlink:href="https://design.numerique.gouv.fr/demo/mauvais-exemple/" xlink:type="simple">https://design.numerique.gouv.fr/demo/mauvais-exemple/</text:a></text:p>
          </table:table-cell>
          <table:table-cell table:style-name="ce1"/>
          <table:table-cell table:style-name="ce46"/>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Page 2 :</text:p>
          </table:table-cell>
          <table:table-cell table:style-name="ce1"/>
          <table:table-cell table:style-name="ce1" office:value-type="string" calcext:value-type="string">
            <text:p>Ceci est un exercice, l’échantillon ne comprend donc pas d’autres pages</text:p>
          </table:table-cell>
          <table:table-cell table:style-name="ce1"/>
          <table:table-cell table:style-name="ce46"/>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Page 3 :</text:p>
          </table:table-cell>
          <table:table-cell table:style-name="ce1" table:number-columns-repeated="3"/>
          <table:table-cell table:style-name="ce46"/>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facultatif) Page 4 :</text:p>
          </table:table-cell>
          <table:table-cell table:style-name="ce1" table:number-columns-repeated="3"/>
          <table:table-cell table:style-name="ce46"/>
          <table:table-cell table:style-name="ce13" table:number-columns-repeated="18"/>
          <table:table-cell table:style-name="ce42" table:number-columns-repeated="1000"/>
        </table:table-row>
        <table:table-row table:style-name="ro1">
          <table:table-cell table:style-name="ce1"/>
          <table:table-cell table:style-name="ce8" office:value-type="string" calcext:value-type="string">
            <text:p>(facultatif) Page 5 :</text:p>
          </table:table-cell>
          <table:table-cell table:style-name="ce1" table:number-columns-repeated="3"/>
          <table:table-cell table:style-name="ce46"/>
          <table:table-cell table:style-name="ce13" table:number-columns-repeated="18"/>
          <table:table-cell table:style-name="ce42" table:number-columns-repeated="1000"/>
        </table:table-row>
        <table:table-row table:style-name="ro2">
          <table:table-cell table:style-name="ce2" office:value-type="string" calcext:value-type="string">
            <office:annotation draw:style-name="gr2" draw:text-style-name="P4" svg:width="4.53cm" svg:height="2.316cm" svg:x="1.998cm" svg:y="0.757cm" draw:caption-point-x="-0.61cm" draw:caption-point-y="1.51cm">
              <dc:date>2021-04-30T00:00:00</dc:date>
              <text:p text:style-name="P3"><text:span text:style-name="T2">La mention [a11é] indique que le critère est présent dans le Référentiel général d’amélioration de l’accessibilité (RGAA).</text:span></text:p>
            </office:annotation>
            <text:p>N°</text:p>
          </table:table-cell>
          <table:table-cell table:style-name="ce9" office:value-type="string" calcext:value-type="string">
            <text:p>Critères</text:p>
          </table:table-cell>
          <table:table-cell table:style-name="ce2" office:value-type="string" calcext:value-type="string">
            <text:p>Pourquoi</text:p>
          </table:table-cell>
          <table:table-cell table:style-name="ce2" office:value-type="string" calcext:value-type="string">
            <text:p>Contrôle</text:p>
          </table:table-cell>
          <table:table-cell table:style-name="ce2" office:value-type="string" calcext:value-type="string">
            <office:annotation draw:style-name="gr3" draw:text-style-name="P6" svg:width="7.728cm" svg:height="6.165cm" svg:x="37.159cm" svg:y="3.9cm" draw:caption-point-x="-1.269cm" draw:caption-point-y="-1.633cm">
              <dc:date>2021-03-10T00:00:00</dc:date>
              <text:p text:style-name="P5"><text:span text:style-name="T3">🤩 </text:span><text:span text:style-name="T3">[C'est bon] Le critère est parfaitement rempli.</text:span></text:p>
              <text:p text:style-name="P5"><text:span text:style-name="T3"/></text:p>
              <text:p text:style-name="P5"><text:span text:style-name="T3">🤔 </text:span><text:span text:style-name="T3">[C'est presque bon] Le critère n'est pas totalement rempli, mais dans l'ensemble il est plutôt respecté même s'il reste quelques aspects à corriger.</text:span></text:p>
              <text:p text:style-name="P5"><text:span text:style-name="T3"/></text:p>
              <text:p text:style-name="P5"><text:span text:style-name="T3">😤 </text:span><text:span text:style-name="T3">[C'est moins que presque bon] Le critère n'est pas rempli et si, ça et là, des choses conviennent, c'est un peu par hasard.</text:span></text:p>
              <text:p text:style-name="P5"><text:span text:style-name="T3"/></text:p>
              <text:p text:style-name="P5"><text:span text:style-name="T3">✖ </text:span><text:span text:style-name="T3">Le site ou la démarche n'est pas concerné par le critère.</text:span></text:p>
            </office:annotation>
            <text:p>Résultat du contrôle</text:p>
          </table:table-cell>
          <table:table-cell table:style-name="ce48" office:value-type="string" calcext:value-type="string">
            <text:p>Commentaire</text:p>
          </table:table-cell>
          <table:table-cell table:style-name="ce13" table:number-columns-repeated="18"/>
          <table:table-cell table:style-name="ce42" table:number-columns-repeated="1000"/>
        </table:table-row>
        <table:table-row table:style-name="ro3">
          <table:table-cell table:style-name="ce3" office:value-type="string" calcext:value-type="string">
            <text:p>1 [a11é]</text:p>
          </table:table-cell>
          <table:table-cell table:style-name="ce28" office:value-type="string" calcext:value-type="string">
            <text:p>Le site est optimisé pour toutes les tailles d’écran</text:p>
          </table:table-cell>
          <table:table-cell table:style-name="ce34" office:value-type="string" calcext:value-type="string">
            <text:p>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text:p>
            <text:p/>
            <text:p>- une audience supérieure ;</text:p>
            <text:p>- une rapidité d’accès à l’information, quel que soit l’endroit où se trouve l’utilisateur ;</text:p>
            <text:p>- une interactivité avec des fonctionnalités enrichies (mode tactile, capteurs, etc.) ;</text:p>
            <text:p>- une amélioration du référencement.</text:p>
          </table:table-cell>
          <table:table-cell table:style-name="ce36" office:value-type="string" calcext:value-type="string">
            <text:p>Sur l’échantillon, tester les différents formats d’écran avec un smartphone ou en modifiant la taille de la fenêtre sur ordinateur.</text:p>
          </table:table-cell>
          <table:table-cell table:style-name="ce39" table:content-validation-name="val1" office:value-type="string" calcext:value-type="string">
            <text:p>😤</text:p>
          </table:table-cell>
          <table:table-cell table:style-name="ce56" office:value-type="string" calcext:value-type="string">
            <text:p>Au format écran de smartphone, le texte est coupé sur la droite et il faut accéder à la barre de défilement horizontal pour avoir accès à l’ensemble du contenu.</text:p>
          </table:table-cell>
          <table:table-cell table:number-columns-repeated="1018"/>
        </table:table-row>
        <table:table-row table:style-name="ro3">
          <table:table-cell table:style-name="ce3" office:value-type="float" office:value="2" calcext:value-type="float">
            <text:p>2</text:p>
          </table:table-cell>
          <table:table-cell table:style-name="ce28" office:value-type="string" calcext:value-type="string">
            <text:p>Une présentation du site et des démarches en ligne est disponible sans authentification</text:p>
          </table:table-cell>
          <table:table-cell table:style-name="ce34" office:value-type="string" calcext:value-type="string">
            <text:p>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text:p>
            <text:p/>
            <text:p>Cette transparence renforce la confiance de l’usager dans l’administration et lui permettra d’anticiper certaines décisions de sa vie quotidienne (départ à l’étranger, obtention d’une aide financière, autorisation pour démarrer une activité, etc.).</text:p>
          </table:table-cell>
          <table:table-cell table:style-name="ce36" office:value-type="string" calcext:value-type="string">
            <text:p>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text:p>
          </table:table-cell>
          <table:table-cell table:style-name="ce39" table:content-validation-name="val1" office:value-type="string" calcext:value-type="string">
            <text:p>✖</text:p>
          </table:table-cell>
          <table:table-cell table:style-name="ce56"/>
          <table:table-cell table:number-columns-repeated="1018"/>
        </table:table-row>
        <table:table-row table:style-name="ro3">
          <table:table-cell table:style-name="ce3" office:value-type="float" office:value="3" calcext:value-type="float">
            <text:p>3</text:p>
          </table:table-cell>
          <table:table-cell table:style-name="ce29" office:value-type="string" calcext:value-type="string">
            <text:p>Lorsqu’il effectue une démarche en ligne, l’usager sait à quelle étape il en est et peut revenir à une étape précédente</text:p>
          </table:table-cell>
          <table:table-cell table:style-name="ce34" office:value-type="string" calcext:value-type="string">
            <text:p>Dans sa navigation, il est indispensable que l’utilisateur puisse se repérer : il doit savoir où il est, d’où il vient et où trouver l’information dont il a besoin. Les risques d’abandon en cours de processus et d’erreurs de saisie sont ainsi limités.</text:p>
          </table:table-cell>
          <table:table-cell table:style-name="ce36" office:value-type="string" calcext:value-type="string">
            <text:p>Sur les démarches, contrôler que :</text:p>
            <text:p/>
            <text:p>- Les différentes étapes de la démarche en ligne sont visibles à tout moment et que l’usager est informé de l’étape à laquelle il est ;</text:p>
            <text:p>- L’usager peut revenir à une étape précédente et modifier sa saisie ;</text:p>
            <text:p>- Les données sont automatiquement sauvegardées au changement de page ou par un bouton d’enregistrement explicite et visible à tout moment ;</text:p>
            <text:p>- Le dernier écran présenté à l’usager avant transmission de sa demande est un récapitulatif des informations saisies et prêtes à être communiquées à l’administration.n.</text:p>
          </table:table-cell>
          <table:table-cell table:style-name="ce39" table:content-validation-name="val1" office:value-type="string" calcext:value-type="string">
            <text:p>✖</text:p>
          </table:table-cell>
          <table:table-cell table:style-name="ce56"/>
          <table:table-cell table:number-columns-repeated="1018"/>
        </table:table-row>
        <table:table-row table:style-name="ro3">
          <table:table-cell table:style-name="ce3" office:value-type="string" calcext:value-type="string">
            <text:p>4 [a11é]</text:p>
          </table:table-cell>
          <table:table-cell table:style-name="ce29" office:value-type="string" calcext:value-type="string">
            <text:p>La navigation et l’utilisation du site peuvent s’effectuer entièrement au clavier</text:p>
          </table:table-cell>
          <table:table-cell table:style-name="ce34" office:value-type="string" calcext:value-type="string">
            <text:p>La navigation au clavier est un des critères centraux de l’accessibilité numérique. De nombreux utilisateurs, souffrant de handicap ou non, naviguent sans souris, avec les touches de leur clavier.</text:p>
            <text:p/>
            <text:p>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text:p>
          </table:table-cell>
          <table:table-cell table:style-name="ce36" office:value-type="string" calcext:value-type="string">
            <text:p>Sur l’échantillon, contrôler que :</text:p>
            <text:p/>
            <text:p>-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text:p>
            <text:p>- La navigation et l’utilisation peuvent s’effectuer entièrement au clavier dans un ordre prévisible ;</text:p>
            <text:p>- Le focus clavier (qui permet à l’usager de savoir sur quel élément interactif il se trouve) est clairement visible.</text:p>
          </table:table-cell>
          <table:table-cell table:style-name="ce39" table:content-validation-name="val1" office:value-type="string" calcext:value-type="string">
            <text:p>😤</text:p>
          </table:table-cell>
          <table:table-cell table:style-name="ce56" office:value-type="string" calcext:value-type="string">
            <text:p>Le champ « Votre adresse électronique » (en jaune) n’est pas accessible à la navigation clavier.</text:p>
            <text:p>L’ordre de tabulation des liens dans le texte n’est pas cohérent.</text:p>
          </table:table-cell>
          <table:table-cell table:number-columns-repeated="1018"/>
        </table:table-row>
        <table:table-row table:style-name="ro3">
          <table:table-cell table:style-name="ce3" office:value-type="float" office:value="5" calcext:value-type="float">
            <text:p>5</text:p>
          </table:table-cell>
          <table:table-cell table:style-name="ce28" office:value-type="string" calcext:value-type="string">
            <text:p>Il est possible de revenir à la page d’accueil depuis toutes les pages et de connaître la position des pages dans l’arborescence du site</text:p>
          </table:table-cell>
          <table:table-cell table:style-name="ce34" office:value-type="string" calcext:value-type="string">
            <text:p>Les usagers doivent pouvoir s’orienter dans un site et notamment revenir à la page d’accueil depuis n’importe quelle page, par exemple s’ils n’ont pas trouvé ce qu’ils cherchent ou s’ils veulent chercher autre chose.</text:p>
            <text:p/>
            <text:p>Il arrive également qu’un lien ou qu’un résultat fournit par un moteur de recherche dirige directement vers une page interne du site - auquel cas l’usager a besoin de savoir où il se trouve et éventuellement de revenir à l’accueil.</text:p>
            <text:p/>
            <text:p>Enfin, les pages d’erreur font partie du site et ne doivent pas interrompre la navigation de l’usager : elles doivent également permettre un retour à la page d’accueil.</text:p>
          </table:table-cell>
          <table:table-cell table:style-name="ce36" office:value-type="string" calcext:value-type="string">
            <text:p>Sur l’échantillon, contrôler que :</text:p>
            <text:p/>
            <text:p>- Il est possible de revenir à la page d’accueil depuis toutes les pages, par exemple via le menu de navigation, le fil d’Ariane ou le bandeau d’entête ;</text:p>
            <text:p>- La page d’erreur 404 permet la reprise de la navigation : pour tester, taper un nom de page inexistant après "/" (par exemple design.numerique.gouv.fr/voilàvoilà).</text:p>
            <text:p/>
          </table:table-cell>
          <table:table-cell table:style-name="ce39" table:content-validation-name="val1" office:value-type="string" calcext:value-type="string">
            <text:p>🤔</text:p>
          </table:table-cell>
          <table:table-cell table:style-name="ce56" office:value-type="string" calcext:value-type="string">
            <text:p>Il est bien possible de revenir à la page d’accueil, par exemple en cliquant sur l’entête ou sur « Accueil » ; en revanche, la position de la page dans l’arborescence n’est pas indiquée.</text:p>
          </table:table-cell>
          <table:table-cell table:number-columns-repeated="1018"/>
        </table:table-row>
        <table:table-row table:style-name="ro3">
          <table:table-cell table:style-name="ce3" office:value-type="float" office:value="6" calcext:value-type="float">
            <text:p>6</text:p>
          </table:table-cell>
          <table:table-cell table:style-name="ce28" office:value-type="string" calcext:value-type="string">
            <text:p>Le contenu de chaque page est disponible à l’impression sans bloc de navigation ni aplat de couleur</text:p>
          </table:table-cell>
          <table:table-cell table:style-name="ce34" office:value-type="string" calcext:value-type="string">
            <text:p>L’impression des contenus doit se faire sous une forme appropriée au support, avec des contenus pertinents et une bonne lisibilité. Rationaliser l’utilisation des espaces et des couleurs permet d’économiser les ressources.</text:p>
          </table:table-cell>
          <table:table-cell table:style-name="ce36" office:value-type="string" calcext:value-type="string">
            <text:p>Dans le menu du navigateur, choisir l’aperçu avant impression et contrôler que :</text:p>
            <text:p/>
            <text:p>- Les éléments inutiles dans une version papier ont bien disparu (notamment les menus ou autre bloc de navigation) ;</text:p>
            <text:p>- Il n’existe pas de gros aplats de couleur.</text:p>
          </table:table-cell>
          <table:table-cell table:style-name="ce39" table:content-validation-name="val1" office:value-type="string" calcext:value-type="string">
            <text:p>🤔</text:p>
          </table:table-cell>
          <table:table-cell table:style-name="ce56" office:value-type="string" calcext:value-type="string">
            <text:p>L’entête et le pied de page n’apparaissent pas ; en revanche, le sur-footer (partie abonnements aux réseaux sociaux) est présent à l’impression.</text:p>
          </table:table-cell>
          <table:table-cell table:number-columns-repeated="1018"/>
        </table:table-row>
        <table:table-row table:style-name="ro3">
          <table:table-cell table:style-name="ce3" office:value-type="string" calcext:value-type="string">
            <text:p>7 [a11é]</text:p>
          </table:table-cell>
          <table:table-cell table:style-name="ce28" office:value-type="string" calcext:value-type="string">
            <text:p>Le site a fait l’objet d’un audit de conformité RGAA</text:p>
          </table:table-cell>
          <table:table-cell table:style-name="ce34" office:value-type="string" calcext:value-type="string">
            <text:p>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text:p>
          </table:table-cell>
          <table:table-cell table:style-name="ce36" office:value-type="string" calcext:value-type="string">
            <text:p>La page d’accueil affiche l’état de conformité: <text:a xlink:href="https://www.numerique.gouv.fr/publications/rgaa-accessibilite/obligations/#mention-obligatoire-sur-la-page-daccueil" xlink:type="simple">https://www.numerique.gouv.fr/publications/rgaa-accessibilite/obligations/#mention-obligatoire-sur-la-page-daccueil</text:a> La déclaration de conformité au référentiel général d’accessibilité pour les administrations (RGAA) - ou la date de publication prévue - est accessible à partir du pied de page: <text:a xlink:href="https://design.numerique.gouv.fr/accessibilite-numerique/declaration-accessibilite" xlink:type="simple">https://design.numerique.gouv.fr/accessibilite-numerique/declaration-accessibilite</text:a></text:p>
          </table:table-cell>
          <table:table-cell table:style-name="ce39" table:content-validation-name="val1" office:value-type="string" calcext:value-type="string">
            <text:p>🤩</text:p>
          </table:table-cell>
          <table:table-cell table:style-name="ce56" office:value-type="string" calcext:value-type="string">
            <text:p>Oui, c’est bien le cas : voir dans le pied de page.</text:p>
          </table:table-cell>
          <table:table-cell table:number-columns-repeated="1018"/>
        </table:table-row>
        <table:table-row table:style-name="ro3">
          <table:table-cell table:style-name="ce3" office:value-type="string" calcext:value-type="string">
            <text:p>8 [a11é]</text:p>
          </table:table-cell>
          <table:table-cell table:style-name="ce28" office:value-type="string" calcext:value-type="string">
            <text:p>Aucune information n’est véhiculée que par la couleur</text:p>
          </table:table-cell>
          <table:table-cell table:style-name="ce34" office:value-type="string" calcext:value-type="string">
            <text:p>Une information véhiculée uniquement par la couleur nuit au confort de navigation (par exemple si les liens sont en bleu foncé dans du texte en noir) et exclu de fait les usagers malvoyants. À titre d’exemple, 8% des hommes et 0,5% des femmes sont atteints de daltonisme.</text:p>
          </table:table-cell>
          <table:table-cell table:style-name="ce36" office:value-type="string" calcext:value-type="string">
            <text:p>Sur l’échantillon, contrôler qu’aucun élément n’est compréhensible qu’en fonction de sa couleur (par exemple pas de texte telle que « la saisie des champs en rouge doit être corrigée »). Les liens sont visibles autrement que par une couleur distincte et sont soulignés.</text:p>
          </table:table-cell>
          <table:table-cell table:style-name="ce39" table:content-validation-name="val1" office:value-type="string" calcext:value-type="string">
            <text:p>😤</text:p>
          </table:table-cell>
          <table:table-cell table:style-name="ce56" office:value-type="string" calcext:value-type="string">
            <text:p>Le liens dans le texte ne sont indiqués que par un changement de couleur (les liens sont en bleus, le texte en noir).</text:p>
            <text:p>De même, le champ obligatoire dans la partie formulaire n’est indiqué que par un changement de couleur (jaune au lieu de gris).</text:p>
          </table:table-cell>
          <table:table-cell table:number-columns-repeated="1018"/>
        </table:table-row>
        <table:table-row table:style-name="ro3">
          <table:table-cell table:style-name="ce3" office:value-type="string" calcext:value-type="string">
            <text:p>9 [a11é]</text:p>
          </table:table-cell>
          <table:table-cell table:style-name="ce28" office:value-type="string" calcext:value-type="string">
            <text:p>Les images porteuses d’informations, les infographies, les vidéos et les fichiers audio ont une alternative textuelle</text:p>
          </table:table-cell>
          <table:table-cell table:style-name="ce34" office:value-type="string" calcext:value-type="string">
            <text:p>Les alternatives textuelles permettent par exemple aux personnes aveugles d’accéder aux contenus via un lecteur d’écran ou un clavier Braille.</text:p>
          </table:table-cell>
          <table:table-cell table:style-name="ce36" office:value-type="string" calcext:value-type="string">
            <text:p>Sur l’échantillon, contrôler que :</text:p>
            <text:p/>
            <text:p>- Les vidéos sont sous-titrées et proposent une transcription et que les fichiers audio ont une transcription en alternative; le lien vers la transcription doit être adjacent au contenu vidéo ou audio ;</text:p>
            <text:p>- Les images porteuses d'informations - c'est-à-dire les images qui ne sont pas purement décoratives - ont une alternative textuelle : dans le code source, rechercher img et vérifier que chacune de ces balises comporte un attribut alt="ici le texte alternatif"(À noter : si l’image est purement décorative, l’attribut alt doit être présent et vide alt="") ;</text:p>
            <text:p>- Dans le cas d’images complexes ou d’infographies, la transcription textuelle doit être adjacente et l'attribut alt doit être présent et vide alt="".</text:p>
            <text:p>La transcription textuelle et le texte alternatif doivent être pertinents c’est-à-dire transmettre les informations contenues dans l’image et non leur description factuelle.</text:p>
          </table:table-cell>
          <table:table-cell table:style-name="ce39" table:content-validation-name="val1" office:value-type="string" calcext:value-type="string">
            <text:p>😤</text:p>
          </table:table-cell>
          <table:table-cell table:style-name="ce56" office:value-type="string" calcext:value-type="string">
            <text:p>L’image avec tous les éléments constitutifs d’une bicyclette n’a, comme alternative textuelle, que « L’anatomie d’une bicyclette ». La déperdition d’information est suffisamment conséquente pour que cette alternative soit considérée comme non pertinente.</text:p>
            <text:p>En revanche, la photo a une alternative vide, ce qui est correct dans la mesure où il s’agit d’une image décorative.</text:p>
          </table:table-cell>
          <table:table-cell table:number-columns-repeated="1018"/>
        </table:table-row>
        <table:table-row table:style-name="ro3">
          <table:table-cell table:style-name="ce3" office:value-type="string" calcext:value-type="string">
            <text:p>10 [a11é]</text:p>
          </table:table-cell>
          <table:table-cell table:style-name="ce28" office:value-type="string" calcext:value-type="string">
            <text:p>La langue principale du site est bien définie</text:p>
          </table:table-cell>
          <table:table-cell table:style-name="ce34" office:value-type="string" calcext:value-type="string">
            <text:p>Il est indispensable que, dans le code-source, la langue du site soit bien définie pour que les aides techniques et plus particulièrement les synthèses vocales prononcent correctement le texte lu.</text:p>
          </table:table-cell>
          <table:table-cell table:style-name="ce36" office:value-type="string" calcext:value-type="string">
            <text:p>Contrôler qu’il existe bien un attribut lang="fr" (ou en si c'est en anglais, it en italien, etc.) dans la balise html située au début du code-source, juste en dessous de la balise &lt;!DOCTYPE html&gt;</text:p>
            <text:p/>
            <text:p>Le code source s’affiche en faisant un clic-droit sur la page et en sélectionnant « Examiner l’élément », « Inspecter » ou « Code source de la page »."</text:p>
          </table:table-cell>
          <table:table-cell table:style-name="ce39" table:content-validation-name="val1" office:value-type="string" calcext:value-type="string">
            <text:p>🤩</text:p>
          </table:table-cell>
          <table:table-cell table:style-name="ce56" office:value-type="string" calcext:value-type="string">
            <text:p>L’attribut langue est bien indiqué au bon endroit dans le code.</text:p>
          </table:table-cell>
          <table:table-cell table:number-columns-repeated="1018"/>
        </table:table-row>
        <table:table-row table:style-name="ro3">
          <table:table-cell table:style-name="ce3" office:value-type="float" office:value="11" calcext:value-type="float">
            <text:p>11</text:p>
          </table:table-cell>
          <table:table-cell table:style-name="ce28" office:value-type="string" calcext:value-type="string">
            <text:p>Les textes sont simples et compréhensibles</text:p>
          </table:table-cell>
          <table:table-cell table:style-name="ce34" office:value-type="string" calcext:value-type="string">
            <text:p>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text:p>
          </table:table-cell>
          <table:table-cell table:style-name="ce36" office:value-type="string" calcext:value-type="string">
            <text:p>Sur l’échantillon, avec des personnes extérieures aux services, répondre aux questions suivantes :</text:p>
            <text:p/>
            <text:p>- Le langage utilisé est-il suffisamment clair ? Les phrases sont-elles simples à comprendre ?</text:p>
            <text:p>- Reste-il des termes techniques non expliqués ? Sont-ils indispensables ?</text:p>
            <text:p>- Les questions posées sont-elles logiques, justifiées et compréhensibles ?</text:p>
            <text:p>- Reste-il des pages techniques en anglais avec des termes informatiques (par exemple, la page « Erreur 404 » en tapant après l’URL "/iofjzfoizjfeajofiz" ) ?</text:p>
            <text:p>- Les messages d’erreur ou de confirmation sont-ils écrits en français ? Sont-ils suffisamment clairs et précis ?</text:p>
            <text:p>- Les sigles sont-ils développés la première fois qu’ils sont utilisés sur chaque page (éventuellement via une infobulle ou via un renvoi à un glossaire)?</text:p>
          </table:table-cell>
          <table:table-cell table:style-name="ce39" table:content-validation-name="val1" office:value-type="string" calcext:value-type="string">
            <text:p>🤩</text:p>
          </table:table-cell>
          <table:table-cell table:style-name="ce56" office:value-type="string" calcext:value-type="string">
            <text:p>RAS</text:p>
          </table:table-cell>
          <table:table-cell table:number-columns-repeated="1018"/>
        </table:table-row>
        <table:table-row table:style-name="ro3">
          <table:table-cell table:style-name="ce3" office:value-type="string" calcext:value-type="string">
            <text:p>12 [a11é]</text:p>
          </table:table-cell>
          <table:table-cell table:style-name="ce28" office:value-type="string" calcext:value-type="string">
            <text:p>Le contenu reste lisible lorsque la taille de caractères est portée à 200% de la taille par défaut dans le navigateur</text:p>
          </table:table-cell>
          <table:table-cell table:style-name="ce34" office:value-type="string" calcext:value-type="string">
            <text:p>Les usagers nécessitant de grossir les caractères pour accéder au contenu d’un site ou d’une démarche ne doivent pas être ralentis ou bloqués par du texte disparaissant car hors du cadre ou caché, ou bien difficilement lisible car superposé à d’autres éléments.</text:p>
          </table:table-cell>
          <table:table-cell table:style-name="ce36" office:value-type="string" calcext:value-type="string">
            <text:p>Sur l’échantillon, contrôler que le contenu reste clair lorsque la taille de caractères est portée à 200% de la taille par défaut dans le navigateur. Pour effectuer ce test, il faut augmenter la taille des caractères jusqu’à 200% :</text:p>
            <text:p/>
            <text:p>- soit en effectuant la combinaison de touches ctrl + + six fois ou ctrl + molette ;</text:p>
            <text:p>- soit en modifiant les préférences du navigateur.</text:p>
            <text:p/>
          </table:table-cell>
          <table:table-cell table:style-name="ce39" table:content-validation-name="val1" office:value-type="string" calcext:value-type="string">
            <text:p>🤔</text:p>
          </table:table-cell>
          <table:table-cell table:style-name="ce56" office:value-type="string" calcext:value-type="string">
            <text:p>L’agrandissement ne pose pas de problème – sauf dans le cas d’un affichage dans une fenêtre réduite.</text:p>
          </table:table-cell>
          <table:table-cell table:number-columns-repeated="1018"/>
        </table:table-row>
        <table:table-row table:style-name="ro3">
          <table:table-cell table:style-name="ce3" office:value-type="string" calcext:value-type="string">
            <text:p>13 [a11é]</text:p>
          </table:table-cell>
          <table:table-cell table:style-name="ce28" office:value-type="string" calcext:value-type="string">
            <text:p>Le titre de la page est unique et pertinent</text:p>
          </table:table-cell>
          <table:table-cell table:style-name="ce34" office:value-type="string" calcext:value-type="string">
            <text:p>Le titre de la page s’affiche dans l’onglet du navigateur.</text:p>
            <text:p/>
            <text:p>Il permet l’identification des contenus de la page dans l’onglet, dans les favoris, dans l’historique de navigation, dans la fenêtre du navigateur ou encore par les lecteurs d’écran.</text:p>
            <text:p/>
            <text:p>Un titre pertinent améliore le référencement et la présentation dans les moteurs de recherche.</text:p>
          </table:table-cell>
          <table:table-cell table:style-name="ce36" office:value-type="string" calcext:value-type="string">
            <text:p>Sur l’échantillon, contrôler que :</text:p>
            <text:p/>
            <text:p>- Le titre de chaque page est composée du titre de son contenu, suivi du nom du site ;</text:p>
            <text:p>- Le titre est pertinent et unique ;</text:p>
            <text:p>- Sur une page de résultat de recherche, le titre est "Résultat de la page de recherche de xxx page 1 - nom du site" ;</text:p>
            <text:p>- Sur une page de confirmation d'action, le titre indique le résultat de l'action (suivi du nom du site).</text:p>
          </table:table-cell>
          <table:table-cell table:style-name="ce39" table:content-validation-name="val1" office:value-type="string" calcext:value-type="string">
            <text:p>😤</text:p>
          </table:table-cell>
          <table:table-cell table:style-name="ce56" office:value-type="string" calcext:value-type="string">
            <text:p>Le titre de la page qui apparaît dans l’onglet est bien composé des deux éléments attendus (titre de la page et nom du site) ; cependant, le titre donné à la page (« test ») n’est pas pertinent.</text:p>
          </table:table-cell>
          <table:table-cell table:number-columns-repeated="1018"/>
        </table:table-row>
        <table:table-row table:style-name="ro3">
          <table:table-cell table:style-name="ce3" office:value-type="float" office:value="14" calcext:value-type="float">
            <text:p>14</text:p>
          </table:table-cell>
          <table:table-cell table:style-name="ce28" office:value-type="string" calcext:value-type="string">
            <text:p>La charte graphique tient compte de la Marque de l’État</text:p>
            <text:p/>
          </table:table-cell>
          <table:table-cell table:style-name="ce34" office:value-type="string" calcext:value-type="string">
            <text:p>La marque de l’État doit être mise en œuvre, en application du principe selon lequel "Là où l’État est présent, agit, finance, sa présence doit être clairement identifiée".</text:p>
            <text:p/>
            <text:p>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text:p>
          </table:table-cell>
          <table:table-cell table:style-name="ce36" office:value-type="string" calcext:value-type="string">
            <text:p>Sur l’échantillon et sur la base de www.gouvernement.fr/marque-Etat, contrôler :</text:p>
            <text:p/>
            <text:p>- <text:a xlink:href="https://www.gouvernement.fr/charte/charte-graphique-les-fondamentaux/le-bloc-marque" xlink:type="simple">Le bloc marque</text:a></text:p>
            <text:p><text:span text:style-name="T4">- </text:span><text:span text:style-name="T4"><text:a xlink:href="https://www.gouvernement.fr/charte/charte-graphique-les-fondamentaux/le-systeme-graphique" xlink:type="simple">Le système graphique</text:a></text:span> </text:p>
          </table:table-cell>
          <table:table-cell table:style-name="ce39" table:content-validation-name="val1" office:value-type="string" calcext:value-type="string">
            <text:p>🤩</text:p>
          </table:table-cell>
          <table:table-cell table:style-name="ce56" office:value-type="string" calcext:value-type="string">
            <text:p>La <text:s/>police et les éléments graphiques sont bien ceux de la Marque État.</text:p>
          </table:table-cell>
          <table:table-cell table:number-columns-repeated="1018"/>
        </table:table-row>
        <table:table-row table:style-name="ro3">
          <table:table-cell table:style-name="ce3" office:value-type="string" calcext:value-type="string">
            <text:p>15 [a11é]</text:p>
          </table:table-cell>
          <table:table-cell table:style-name="ce28" office:value-type="string" calcext:value-type="string">
            <text:p>Les textes et les éléments graphiques porteurs d’informations sont présentés avec un contraste suffisant par rapport à leur arrière-plan</text:p>
          </table:table-cell>
          <table:table-cell table:style-name="ce34" office:value-type="string" calcext:value-type="string">
            <text:p>Afin de permettre une bonne lisibilité des contenus et de limiter la charge mentale lors de la consultation, le ratio de contraste entre le texte - y compris du texte sous forme d’image - et son arrière-plan doit être d’au moins 4,5:1.</text:p>
            <text:p/>
            <text:p>Pour les textes en gras ou agrandis (taille restituée supérieure ou égale à 24px, équivalent à de l’Arial 18), ce ratio doit être d’au moins 3:1.</text:p>
            <text:p/>
            <text:p>Dans le cas de graphiques, le contraste entre chaque élément (courbe, bâton, part de camembert, etc.) doit être également suffisant.</text:p>
          </table:table-cell>
          <table:table-cell table:style-name="ce36" office:value-type="string" calcext:value-type="string">
            <text:p>Sur l’échantillon, contrôler que les contrastes sont respectés à l’aide, par exemple, de l’extension de navigateur Contrast Checker (symbolisée par une roue multicolore) :</text:p>
            <text:p/>
            <text:p>- <text:a xlink:href="https://chrome.google.com/webstore/detail/wcag-color-contrast-check/plnahcmalebffmaghcpcmpaciebdhgdf" xlink:type="simple">Extension pour Chrome</text:a> </text:p>
            <text:p>- <text:a xlink:href="https://addons.mozilla.org/en-US/firefox/addon/wcag-contrast-checker/" xlink:type="simple">Extension pour Firefox</text:a></text:p>
            <text:p>- <text:a xlink:href="https://microsoftedge.microsoft.com/addons/detail/wcag-color-contrast-check/idahaggnlnekelhgplklhfpchbfdmkjp" xlink:type="simple">Extension pour Edge</text:a></text:p>
          </table:table-cell>
          <table:table-cell table:style-name="ce39" table:content-validation-name="val1" office:value-type="string" calcext:value-type="string">
            <text:p>🤩</text:p>
          </table:table-cell>
          <table:table-cell table:style-name="ce56" office:value-type="string" calcext:value-type="string">
            <text:p>RAS</text:p>
          </table:table-cell>
          <table:table-cell table:number-columns-repeated="1018"/>
        </table:table-row>
        <table:table-row table:style-name="ro3">
          <table:table-cell table:style-name="ce3" office:value-type="string" calcext:value-type="string">
            <text:p>16 [a11é]</text:p>
          </table:table-cell>
          <table:table-cell table:style-name="ce28" office:value-type="string" calcext:value-type="string">
            <text:p>La hiérarchie des titres est complète et cohérente</text:p>
          </table:table-cell>
          <table:table-cell table:style-name="ce34" office:value-type="string" calcext:value-type="string">
            <text:p>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text:p>
            <text:p/>
            <text:p>Ce principe est d’ailleurs valable pour les outils bureautiques de type Document Writer ou Word ou encore PDF: il est indispensable d’utiliser les "styles" et non pas une mise en forme du texte.</text:p>
            <text:p/>
            <text:p>De manière plus générale, une bonne hiérarchisation permet une meilleure visualisation et permet l’extraction du plan de chaque page aux outils dédiés (dont ceux d’indexation, avec par conséquent un meilleur référencement).</text:p>
          </table:table-cell>
          <table:table-cell table:style-name="ce36" office:value-type="string" calcext:value-type="string">
            <text:p>Sur l’échantillon, lancer l’extension headingsMap (symbolisée par le pictogramme [h]). Vérifier qu’il y a au moins un titre de niveau 1 et que l’arbre des titres est logique et cohérent (il ne doit pas y avoir de "trous" : un titre de niveau h2 ne doit pas être suivi d’un titre h4, h5 ou h6, par exemple).</text:p>
            <text:p/>
            <text:p>Télécharger l’extension headingsMap :</text:p>
            <text:p/>
            <text:p>- <text:a xlink:href="https://addons.mozilla.org/fr/firefox/addon/headingsmap/" xlink:type="simple">Extension pour Firefox</text:a></text:p>
            <text:p>- <text:a xlink:href="https://chrome.google.com/webstore/detail/headingsmap/flbjommegcjonpdmenkdiocclhjacmbi?hl=fr" xlink:type="simple">Extension pour Chrome</text:a></text:p>
            <text:p>- <text:a xlink:href="https://microsoftedge.microsoft.com/addons/detail/headingsmap/bokekiiaddinealohkmhjcgfanndmcgo" xlink:type="simple">Extension pour Edge</text:a></text:p>
          </table:table-cell>
          <table:table-cell table:style-name="ce39" table:content-validation-name="val1" office:value-type="string" calcext:value-type="string">
            <text:p>😤</text:p>
          </table:table-cell>
          <table:table-cell table:style-name="ce56" office:value-type="string" calcext:value-type="string">
            <text:p>Les titres de niveau 2 sont indiqués comme étant de niveau 3. La partie « Mieux se connaître » est indiquée comme étant une sous-partie de « Tout savoir sur le RGAA ».</text:p>
          </table:table-cell>
          <table:table-cell table:number-columns-repeated="1018"/>
        </table:table-row>
        <table:table-row table:style-name="ro3">
          <table:table-cell table:style-name="ce3" office:value-type="string" calcext:value-type="string">
            <text:p>17 [a11é]</text:p>
          </table:table-cell>
          <table:table-cell table:style-name="ce28" office:value-type="string" calcext:value-type="string">
            <text:p>Chaque champ de formulaire est clairement associé à son intitulé. Les champs et les formats obligatoires sont indiqués</text:p>
          </table:table-cell>
          <table:table-cell table:style-name="ce34" office:value-type="string" calcext:value-type="string">
            <text:p>L’association - visuellement et dans le code - entre l’intitulé, le champ concerné et les informations de saisie (type de donnée demandé, format, champ obligatoire...) évite l’agacement et l’incompréhension des utilisateurs. Elle leur permet d’identifier sans ambiguïté les champs de formulaire et la nature des informations à saisir, et ainsi de prévenir les erreurs. Elle améliore l’accessibilité en permettant l’utilisation des aides techniques (les lecteurs d’écran par exemple).</text:p>
          </table:table-cell>
          <table:table-cell table:style-name="ce36" office:value-type="string" calcext:value-type="string">
            <text:p>Pour tout champ de saisie, notamment dans les formulaires, contrôler que :</text:p>
            <text:p/>
            <text:p>- En cliquant sur les intitulés des champs, le curseur vient bien se positionner dans le champ concerné ;</text:p>
            <text:p>- Les intitulés des champs sont accolés soit immédiatement au-dessus ou à gauche du champ ;</text:p>
            <text:p>- Une mention est présente pour les champs dont la saisie est obligatoire, soit explicitement, soit par le biais d’une indication (souvent un astérisque) dont l’explication est donnée au début du formulaire ;</text:p>
            <text:p>- Pour tout champ de formulaire présentant un type de donnée ou un format obligatoire, l’utilisateur est informé ;</text:p>
            <text:p>- Tout message d’erreur identifie le champ concerné.</text:p>
          </table:table-cell>
          <table:table-cell table:style-name="ce39" table:content-validation-name="val1" office:value-type="string" calcext:value-type="string">
            <text:p>😤</text:p>
          </table:table-cell>
          <table:table-cell table:style-name="ce56" office:value-type="string" calcext:value-type="string">
            <text:p>Lorsque l’on clique sur  « Votre adresse électronique », le curseur n’apparaît pas dans le champ correspondant ; c’est également le cas avec l’intitulé « Vous aimez... ».</text:p>
            <text:p/>
            <text:p>Le format attendu dans le champ « Votre adresse électronique » n’est pas indiqué.</text:p>
            <text:p/>
            <text:p>Comme signalé par ailleurs, le champ obligatoire n’est indiqué que par un changement de couleur.</text:p>
          </table:table-cell>
          <table:table-cell table:number-columns-repeated="1018"/>
        </table:table-row>
        <table:table-row table:style-name="ro3">
          <table:table-cell table:style-name="ce3" office:value-type="float" office:value="18" calcext:value-type="float">
            <text:p>18</text:p>
          </table:table-cell>
          <table:table-cell table:style-name="ce28" office:value-type="string" calcext:value-type="string">
            <text:p>Le soulignement est réservé aux liens</text:p>
          </table:table-cell>
          <table:table-cell table:style-name="ce34" office:value-type="string" calcext:value-type="string">
            <text:p>Réserver le soulignement aux liens facilite leur identification et évite à l’utilisateur des clics inutiles sur des contenus soulignés perçus comme des hyperliens.</text:p>
          </table:table-cell>
          <table:table-cell table:style-name="ce36" office:value-type="string" calcext:value-type="string">
            <text:p>Sur l’ensemble de l’échantillon, vérifier que seuls les liens sont soulignés.</text:p>
          </table:table-cell>
          <table:table-cell table:style-name="ce39" table:content-validation-name="val1" office:value-type="string" calcext:value-type="string">
            <text:p>🤔</text:p>
          </table:table-cell>
          <table:table-cell table:style-name="ce56" office:value-type="string" calcext:value-type="string">
            <text:p>Tous les liens ne sont pas soulignés et, comme signalé par ailleurs, leur nature n’est indiquée que par un changement de couleur.</text:p>
          </table:table-cell>
          <table:table-cell table:number-columns-repeated="1018"/>
        </table:table-row>
        <table:table-row table:style-name="ro3">
          <table:table-cell table:style-name="ce3" office:value-type="float" office:value="19" calcext:value-type="float">
            <text:p>19</text:p>
          </table:table-cell>
          <table:table-cell table:style-name="ce28" office:value-type="string" calcext:value-type="string">
            <text:p>Les informations relatives aux fichiers proposés en téléchargement sont indiqués</text:p>
          </table:table-cell>
          <table:table-cell table:style-name="ce34" office:value-type="string" calcext:value-type="string">
            <text:p>Les utilisateurs - y compris ceux en situation de handicap - doivent savoir s’il est pertinent pour eux de télécharger les fichiers et si leurs outils le leur permettent.</text:p>
          </table:table-cell>
          <table:table-cell table:style-name="ce36" office:value-type="string" calcext:value-type="string">
            <text:p>Pour chaque fichier proposé en téléchargement, contrôler que :</text:p>
            <text:p/>
            <text:p>- Le format est indiqué ;</text:p>
            <text:p>- La taille est indiquée ;</text:p>
            <text:p>- La langue, lorsque ce n’est pas la même que celle de la page, est indiquée ;</text:p>
            <text:p>- Le nom du fichier permet d’en identifier le contenu et la provenance.</text:p>
          </table:table-cell>
          <table:table-cell table:style-name="ce39" table:content-validation-name="val1" office:value-type="string" calcext:value-type="string">
            <text:p>😤</text:p>
          </table:table-cell>
          <table:table-cell table:style-name="ce56" office:value-type="string" calcext:value-type="string">
            <text:p>Le lien « ici » (dans « vous pouvez tout à fait télécharger le rgaa ici ») n’indique aucune des informations attendues.</text:p>
          </table:table-cell>
          <table:table-cell table:number-columns-repeated="1018"/>
        </table:table-row>
        <table:table-row table:style-name="ro3">
          <table:table-cell table:style-name="ce3" office:value-type="float" office:value="20" calcext:value-type="float">
            <text:p>20</text:p>
          </table:table-cell>
          <table:table-cell table:style-name="ce28" office:value-type="string" calcext:value-type="string">
            <text:p>Lorsqu’une identification est requise, il est proposé à l’usager de s’authentifier avec FranceConnect</text:p>
          </table:table-cell>
          <table:table-cell table:style-name="ce34" office:value-type="string" calcext:value-type="string">
            <text:p>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text:p>
            <text:p/>
            <text:p>Après l’authentification, FranceConnect orchestre la circulation des données personnelles de l’usager, avec son consentement.</text:p>
            <text:p/>
            <text:p>Les administrations ayant intégré FranceConnect bénéficient entre elles de passerelles naturelles : ce mécanisme de SSO (Single Sign-On, ou authentification unique) rend les parcours usagers plus fluides.</text:p>
          </table:table-cell>
          <table:table-cell table:style-name="ce36" office:value-type="string" calcext:value-type="string">
            <text:p>Si une identification est requise, contrôler qu’il est proposé à l’usager de s’authentifier via FranceConnect.</text:p>
          </table:table-cell>
          <table:table-cell table:style-name="ce39" table:content-validation-name="val1" office:value-type="string" calcext:value-type="string">
            <text:p>✖</text:p>
          </table:table-cell>
          <table:table-cell table:style-name="ce56"/>
          <table:table-cell table:number-columns-repeated="1018"/>
        </table:table-row>
        <table:table-row table:style-name="ro3">
          <table:table-cell table:style-name="ce3" office:value-type="float" office:value="21" calcext:value-type="float">
            <text:p>21</text:p>
          </table:table-cell>
          <table:table-cell table:style-name="ce28" office:value-type="string" calcext:value-type="string">
            <text:p>La démarche en ligne fait l’objet d’enquêtes de satisfaction et donne accès aux résultats</text:p>
          </table:table-cell>
          <table:table-cell table:style-name="ce34" office:value-type="string" calcext:value-type="string">
            <text:p>Les administrations développent et font évoluer leurs services en ligne en étant à l’écoute des attentes des usagers : tests utilisateurs, enquêtes en ligne, questionnaires de satisfaction, entretiens, focus group, analyse des statistiques, etc.</text:p>
            <text:p/>
            <text:p>Cependant il ne suffit pas de conduire les tests ou de mettre en place un outil de mesure statistique. Ce critère vise la publication et la communication au public des enquêtes conduites et des résultats atteints.</text:p>
          </table:table-cell>
          <table:table-cell table:style-name="ce36" office:value-type="string" calcext:value-type="string">
            <text:p>Contrôler que les démarches en ligne font l’objet d’enquêtes de satisfaction (par exemple en proposant le <text:a xlink:href="https://observatoire.numerique.gouv.fr/Aide/Donner%20son%20avis" xlink:type="simple">bouton "Je donne mon avis"</text:a>) et donnent accès aux résultats.</text:p>
          </table:table-cell>
          <table:table-cell table:style-name="ce39" table:content-validation-name="val1" office:value-type="string" calcext:value-type="string">
            <text:p>✖</text:p>
          </table:table-cell>
          <table:table-cell table:style-name="ce56"/>
          <table:table-cell table:number-columns-repeated="1018"/>
        </table:table-row>
        <table:table-row table:style-name="ro3">
          <table:table-cell table:style-name="ce3" office:value-type="float" office:value="22" calcext:value-type="float">
            <text:p>22</text:p>
          </table:table-cell>
          <table:table-cell table:style-name="ce28" office:value-type="string" calcext:value-type="string">
            <text:p>La démarche en ligne est référencée sur service-public.fr</text:p>
          </table:table-cell>
          <table:table-cell table:style-name="ce34" office:value-type="string" calcext:value-type="string">
            <text:p>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État sont tenus gratuitement à la disposition du public [...] par le site public dénommé "service-public.fr" » ; il est précisé qu’il est mis « à la disposition des usagers, sur le site "service-public.fr", la liste à jour des téléprocédures et des formulaires administratifs disponibles ».</text:p>
          </table:table-cell>
          <table:table-cell table:style-name="ce36" office:value-type="string" calcext:value-type="string">
            <text:p><text:span text:style-name="T4">Contrôler que l</text:span>es démarches en ligne sont <text:a xlink:href="https://www.service-public.fr/P10015" xlink:type="simple">référencées sur service-public.fr</text:a>.</text:p>
          </table:table-cell>
          <table:table-cell table:style-name="ce39" table:content-validation-name="val1" office:value-type="string" calcext:value-type="string">
            <text:p>✖</text:p>
          </table:table-cell>
          <table:table-cell table:style-name="ce56"/>
          <table:table-cell table:number-columns-repeated="1018"/>
        </table:table-row>
        <table:table-row table:style-name="ro3">
          <table:table-cell table:style-name="ce3" office:value-type="float" office:value="23" calcext:value-type="float">
            <text:p>23</text:p>
          </table:table-cell>
          <table:table-cell table:style-name="ce28" office:value-type="string" calcext:value-type="string">
            <text:p>Le site est bien référencé par les moteurs de recherche</text:p>
          </table:table-cell>
          <table:table-cell table:style-name="ce34" office:value-type="string" calcext:value-type="string">
            <text:p>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text:p>
          </table:table-cell>
          <table:table-cell table:style-name="ce36" office:value-type="string" calcext:value-type="string">
            <text:p>Contrôler que les principaux moteurs (Google, Bing, Qwant) restituent bien le site dans les résultats lorsque l’on recherche le service (non pas en tapant le nom de l’institution mais le service qu’elle rend : on cherchera par exemple "Renouvellement carte grise" et non pas "ANTS") : 1/ parmi les trois premières occurrences et 2/ jamais derrière un site proposant le même service mais payant (hors sites sponsorisés dans les deux cas).</text:p>
          </table:table-cell>
          <table:table-cell table:style-name="ce39" table:content-validation-name="val1" office:value-type="string" calcext:value-type="string">
            <text:p>✖</text:p>
          </table:table-cell>
          <table:table-cell table:style-name="ce56"/>
          <table:table-cell table:number-columns-repeated="1018"/>
        </table:table-row>
        <table:table-row table:style-name="ro3">
          <table:table-cell table:style-name="ce3" office:value-type="float" office:value="24" calcext:value-type="float">
            <text:p>24</text:p>
          </table:table-cell>
          <table:table-cell table:style-name="ce28" office:value-type="string" calcext:value-type="string">
            <text:p>Le pied de page présente l’ensemble des liens obligatoires</text:p>
          </table:table-cell>
          <table:table-cell table:style-name="ce34" office:value-type="string" calcext:value-type="string">
            <text:p>Le pied de page constitue un élément de navigation et un point de repère tout au long du site.</text:p>
          </table:table-cell>
          <table:table-cell table:style-name="ce36" office:value-type="string" calcext:value-type="string">
            <text:p>Sur l’échantillon, contrôler que :</text:p>
            <text:p/>
            <text:p>- Le pied de page est présent et identique sur toutes les pages ;</text:p>
            <text:p>- Il est présent et identique sur les pages d’erreur ;</text:p>
            <text:p>-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text:p>
          </table:table-cell>
          <table:table-cell table:style-name="ce39" table:content-validation-name="val1" office:value-type="string" calcext:value-type="string">
            <text:p>🤩</text:p>
          </table:table-cell>
          <table:table-cell table:style-name="ce56" office:value-type="string" calcext:value-type="string">
            <text:p>C’est même ici un très bon exemple de ce qu’il faut faire.</text:p>
          </table:table-cell>
          <table:table-cell table:number-columns-repeated="1018"/>
        </table:table-row>
        <table:table-row table:style-name="ro3">
          <table:table-cell table:style-name="ce3" office:value-type="float" office:value="25" calcext:value-type="float">
            <text:p>25</text:p>
          </table:table-cell>
          <table:table-cell table:style-name="ce28" office:value-type="string" calcext:value-type="string">
            <text:p>Le site propose au moins deux moyens de contact différents</text:p>
          </table:table-cell>
          <table:table-cell table:style-name="ce34" office:value-type="string" calcext:value-type="string">
            <text:p>Le fait de proposer au moins deux moyens de contact différents permet de favoriser les retours d’information de la part des utilisateurs, tout en évitant de mettre ce dernier en difficulté en cas d’indisponibilité ou de problèmes d’utilisation de l’un des moyens de contact.</text:p>
            <text:p/>
            <text:p>Par ailleurs, toutes les administrations (services de l’État, mairies, organismes de service public, etc.) doivent pouvoir être saisies par voie électronique (SVE) sauf exception publiée au Journal Officiel.</text:p>
          </table:table-cell>
          <table:table-cell table:style-name="ce36" office:value-type="string" calcext:value-type="string">
            <text:p>Vérifier que l’information "contact" permettant d’échanger avec un agent (ce qui exclut par exemple les tchat bots) est facile à trouver et qu’au moins deux alternatives existes (téléphone, mail, formulaire de contact, tchat, guichet physique local).</text:p>
          </table:table-cell>
          <table:table-cell table:style-name="ce39" table:content-validation-name="val1" office:value-type="string" calcext:value-type="string">
            <text:p>🤩</text:p>
          </table:table-cell>
          <table:table-cell table:style-name="ce56" office:value-type="string" calcext:value-type="string">
            <text:p>C’est ok si on considère que les réseaux sociaux sont des moyens de contact (ce qui est le cas chez nous).</text:p>
          </table:table-cell>
          <table:table-cell table:number-columns-repeated="1018"/>
        </table:table-row>
        <table:table-row table:style-name="ro3">
          <table:table-cell table:style-name="ce3" office:value-type="string" calcext:value-type="string">
            <text:p>26 [a11é]</text:p>
          </table:table-cell>
          <table:table-cell table:style-name="ce28" office:value-type="string" calcext:value-type="string">
            <text:p>Les fichiers bureautiques téléchargeables sur le site sont proposés dans un format ouvert et sont accessibles</text:p>
          </table:table-cell>
          <table:table-cell table:style-name="ce34" office:value-type="string" calcext:value-type="string">
            <text:p>Lors de la mise en ligne de fichiers en téléchargement (traitement de texte, images, audio, vidéo, etc.) , il est nécessaire de proposer les formats ouverts afin que tout le monde puisse y avoir accès sans avoir à payer pour accéder à un format propriétaire.</text:p>
            <text:p/>
            <text:p>Découvrir les <text:a xlink:href="https://github.com/DISIC/guides-documents_bureautiques_accessibles" xlink:type="simple">guides pour rédiger des documents bureautiques accessibles</text:a></text:p>
          </table:table-cell>
          <table:table-cell table:style-name="ce36" office:value-type="string" calcext:value-type="string">
            <text:p>Sur l’échantillon, contrôler que :</text:p>
            <text:p/>
            <text:p>- pour mettre à disposition des documents que le destinataire n’a pas besoin de modifier, il faut utiliser le format PDF ;</text:p>
            <text:p>- pour diffuser un document de type texte, le format recommandé est ODT ;</text:p>
            <text:p>- pour diffuser un document de type présentation, le format recommandé est ODP ;</text:p>
            <text:p>- pour diffuser un document de type feuille de calcul, le format recommandé est ODS.</text:p>
            <text:p>La suite Office n’est pas interdite mais les alternatives ci-dessus doivent être proposées.</text:p>
          </table:table-cell>
          <table:table-cell table:style-name="ce39" table:content-validation-name="val1" office:value-type="string" calcext:value-type="string">
            <text:p>🤩</text:p>
          </table:table-cell>
          <table:table-cell table:style-name="ce56" office:value-type="string" calcext:value-type="string">
            <text:p>Le document téléchargeable (le RGAA, lien « ici » en bas du texte) n’est pas de nature à être modifié et est bien au format PDF.</text:p>
          </table:table-cell>
          <table:table-cell table:number-columns-repeated="1018"/>
        </table:table-row>
        <table:table-row table:style-name="ro4">
          <table:table-cell table:style-name="ce10"/>
          <table:table-cell table:style-name="ce10" office:value-type="string" calcext:value-type="string">
            <text:p>Résultat</text:p>
          </table:table-cell>
          <table:table-cell table:style-name="ce35" table:formula="of:=[Calcul.F30]" office:value-type="string" office:string-value="10/20 ( ...7,5/20 en ce qui concerne exclusivement l'accessibilité)" calcext:value-type="string" table:number-columns-spanned="3" table:number-rows-spanned="1">
            <text:p>10/20 ( ...7,5/20 en ce qui concerne exclusivement l'accessibilité)</text:p>
          </table:table-cell>
          <table:covered-table-cell table:style-name="ce10"/>
          <table:covered-table-cell table:style-name="ce40"/>
          <table:table-cell table:style-name="ce57" office:value-type="string" calcext:value-type="string">
            <text:p>Commentaires complémentaires</text:p>
            <text:p><text:span text:style-name="T5"/></text:p>
            <text:p><text:span text:style-name="T5">Les liens n’ont pas un intitulé pertinent, ce qui est une grave erreur d’accessibilité car (par exemple) la navigation via un lecteur d’écran ne permet alors pas à l’utilisateur de savoir ce vers quoi dirige le lien.</text:span></text:p>
            <text:p><text:span text:style-name="T5"/></text:p>
            <text:p><text:span text:style-name="T5">Le code HTML n’est pas valide au regard du W3C (deux « id » identiques).</text:span></text:p>
          </table:table-cell>
          <table:table-cell table:style-name="ce41" table:number-columns-repeated="18"/>
          <table:table-cell table:style-name="ce43" table:number-columns-repeated="999"/>
          <table:table-cell table:style-name="ce44"/>
        </table:table-row>
        <table:table-row table:style-name="ro5" table:number-rows-repeated="966">
          <table:table-cell table:style-name="ce25"/>
          <table:table-cell table:style-name="ce31"/>
          <table:table-cell table:style-name="ce7" table:number-columns-repeated="2"/>
          <table:table-cell table:style-name="ce11"/>
          <table:table-cell table:number-columns-repeated="1019"/>
        </table:table-row>
        <table:table-row table:style-name="ro6" table:number-rows-repeated="1047576">
          <table:table-cell table:number-columns-repeated="1024"/>
        </table:table-row>
        <table:table-row table:style-name="ro6">
          <table:table-cell table:number-columns-repeated="1024"/>
        </table:table-row>
      </table:table>
      <table:table table:name="A propos" table:style-name="ta2">
        <table:table-column table:style-name="co9" table:default-cell-style-name="ce64"/>
        <table:table-column table:style-name="co7" table:number-columns-repeated="63" table:default-cell-style-name="Default"/>
        <table:table-row table:style-name="ro7">
          <table:table-cell table:style-name="ce63" office:value-type="string" calcext:value-type="string">
            <text:p>Le diagnostic flash permet d’estimer de manière partielle la qualité, l’accessibilité et le design d’un site ou d’une démarche en ligne d’une administration publique, sans avoir d’expertise particulière et en n’y consacrant que peu de temps.</text:p>
          </table:table-cell>
          <table:table-cell table:number-columns-repeated="63"/>
        </table:table-row>
        <table:table-row table:style-name="ro8">
          <table:table-cell table:style-name="ce63"/>
          <table:table-cell table:number-columns-repeated="63"/>
        </table:table-row>
        <table:table-row table:style-name="ro9">
          <table:table-cell table:style-name="ce63" office:value-type="string" calcext:value-type="string">
            <text:p>Le diagnostic se fait sur un échantillon de pages incluant au minimum : <text:s/>la page d’accueil ; une page de formulaire si elle existe ; <text:s/>une page de résultats de rechercher si elle existe ; une page avec des fichiers en téléchargement si elle existe ; une page de contenu, la plus riche possible (préférer la présence d’images, d’infographies, de vidéos, de titres et sous-titres plutôt qu’une page de texte seul).</text:p>
          </table:table-cell>
          <table:table-cell table:number-columns-repeated="63"/>
        </table:table-row>
        <table:table-row table:style-name="ro8">
          <table:table-cell table:style-name="ce63"/>
          <table:table-cell table:number-columns-repeated="63"/>
        </table:table-row>
        <table:table-row table:style-name="ro10">
          <table:table-cell table:style-name="ce63" office:value-type="string" calcext:value-type="string">
            <text:p>Pour chaque critère et sur la base de son échantillon, le testeur décide si : </text:p>
            <text:p>- 🤩 Le critère est parfaitement rempli; </text:p>
            <text:p>- 🤔 Le critère n'est pas totalement rempli, mais dans l'ensemble il est plutôt respecté même s'il reste quelques aspects à corriger; </text:p>
            <text:p>- 😤 Le critère n'est pas rempli et si, ça et là, des choses conviennent, c'est un peu par hasard; </text:p>
            <text:p>- ✖ Le site ou la démarche n'est pas concerné par le critère.</text:p>
          </table:table-cell>
          <table:table-cell table:number-columns-repeated="63"/>
        </table:table-row>
        <table:table-row table:style-name="ro8" table:number-rows-repeated="992">
          <table:table-cell table:style-name="ce63"/>
          <table:table-cell table:number-columns-repeated="63"/>
        </table:table-row>
        <table:table-row table:style-name="ro6" table:number-rows-repeated="1047577">
          <table:table-cell table:number-columns-repeated="64"/>
        </table:table-row>
        <table:table-row table:style-name="ro1">
          <table:table-cell table:number-columns-repeated="64"/>
        </table:table-row>
        <table:table-row table:style-name="ro1">
          <table:table-cell table:number-columns-repeated="64"/>
        </table:table-row>
      </table:table>
      <table:table table:name="Calcul" table:style-name="ta3">
        <table:table-column table:style-name="co1" table:default-cell-style-name="Default"/>
        <table:table-column table:style-name="co10" table:default-cell-style-name="Default"/>
        <table:table-column table:style-name="co11" table:number-columns-repeated="2" table:default-cell-style-name="Default"/>
        <table:table-column table:style-name="co7" table:number-columns-repeated="60" table:default-cell-style-name="Default"/>
        <table:table-row table:style-name="ro11">
          <table:table-cell table:style-name="ce15" office:value-type="string" calcext:value-type="string">
            <text:p>N°</text:p>
          </table:table-cell>
          <table:table-cell table:style-name="ce15" office:value-type="string" calcext:value-type="string">
            <text:p>Critère</text:p>
          </table:table-cell>
          <table:table-cell table:style-name="ce15" office:value-type="string" calcext:value-type="string">
            <text:p>Pourquoi</text:p>
          </table:table-cell>
          <table:table-cell table:style-name="ce15" office:value-type="string" calcext:value-type="string">
            <text:p>Contrôle</text:p>
          </table:table-cell>
          <table:table-cell table:style-name="ce15" office:value-type="string" calcext:value-type="string">
            <text:p>Résultat</text:p>
          </table:table-cell>
          <table:table-cell table:style-name="ce17" office:value-type="string" calcext:value-type="string">
            <text:p>Valeur</text:p>
          </table:table-cell>
          <table:table-cell table:style-name="ce18" office:value-type="string" calcext:value-type="string">
            <text:p>Accessibilité</text:p>
          </table:table-cell>
          <table:table-cell table:style-name="ce18" office:value-type="string" calcext:value-type="string">
            <text:p>Comptabilisation des non réponses</text:p>
          </table:table-cell>
          <table:table-cell table:style-name="ce18" office:value-type="string" calcext:value-type="string">
            <text:p>Comptabilisation des non-réponses a11é</text:p>
          </table:table-cell>
          <table:table-cell table:style-name="ce18" table:number-columns-repeated="15"/>
          <table:table-cell table:number-columns-repeated="40"/>
        </table:table-row>
        <table:table-row table:style-name="ro12">
          <table:table-cell table:style-name="ce15" table:formula="of:=[$'Diagnostic flash'.A7]" office:value-type="string" office:string-value="1 [a11é]" calcext:value-type="string">
            <text:p>1 [a11é]</text:p>
          </table:table-cell>
          <table:table-cell table:style-name="ce15" table:formula="of:=[$'Diagnostic flash'.B7]" office:value-type="string" office:string-value="Le site est optimisé pour toutes les tailles d’écran" calcext:value-type="string">
            <text:p>Le site est optimisé pour toutes les tailles d’écran</text:p>
          </table:table-cell>
          <table:table-cell table:style-name="ce15" table:formula="of:=[$'Diagnostic flash'.C7]" office:value-type="string" office:string-value="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10;&#10;- une audience supérieure ;&#10;- une rapidité d’accès à l’information, quel que soit l’endroit où se trouve l’utilisateur ;&#10;- une interactivité avec des fonctionnalités enrichies (mode tactile, capteurs, etc.) ;&#10;- une amélioration du référencement." calcext:value-type="string">
            <text:p>Depuis fin 2016, le trafic internet mobile a officiellement dépassé celui du trafic internet fixe dans le monde. De ce fait, il est indispensable de développer des services en ligne dont l’affichage s’adapte selon la taille de l’écran utilisé. La conception de sites web adaptatifs (responsive web design en anglais) contribue à :</text:p>
            <text:p/>
            <text:p>- une audience supérieure ;</text:p>
            <text:p>- une rapidité d’accès à l’information, quel que soit l’endroit où se trouve l’utilisateur ;</text:p>
            <text:p>- une interactivité avec des fonctionnalités enrichies (mode tactile, capteurs, etc.) ;</text:p>
            <text:p>- une amélioration du référencement.</text:p>
          </table:table-cell>
          <table:table-cell table:style-name="ce15" table:formula="of:=[$'Diagnostic flash'.D7]" office:value-type="string" office:string-value="Sur l’échantillon, tester les différents formats d’écran avec un smartphone ou en modifiant la taille de la fenêtre sur ordinateur." calcext:value-type="string">
            <text:p>Sur l’échantillon, tester les différents formats d’écran avec un smartphone ou en modifiant la taille de la fenêtre sur ordinateur.</text:p>
          </table:table-cell>
          <table:table-cell table:style-name="ce15" table:formula="of:=[$'Diagnostic flash'.E7]" office:value-type="string" office:string-value="😤" calcext:value-type="string">
            <text:p>😤</text:p>
          </table:table-cell>
          <table:table-cell table:style-name="ce19" table:formula="of:=IF(ISBLANK([.E2]);&quot;&quot;;IF([.E2]=&quot;🤩&quot;;1;IF([.E2]=&quot;🤔&quot;;0.5;IF([.E2]=&quot;😤&quot;;0;&quot;&quot;))))" office:value-type="float" office:value="0" calcext:value-type="float">
            <text:p>0</text:p>
          </table:table-cell>
          <table:table-cell table:style-name="ce51" table:formula="of:=[.F2]" office:value-type="float" office:value="0" calcext:value-type="float">
            <text:p>0</text:p>
          </table:table-cell>
          <table:table-cell table:style-name="ce72" table:formula="of:=IF([.E2]=0;&quot;&quot;;1)" office:value-type="float" office:value="1" calcext:value-type="float">
            <text:p>1</text:p>
          </table:table-cell>
          <table:table-cell table:style-name="ce72" table:formula="of:=IF([.E2]=0;&quot;&quot;;1)" office:value-type="float" office:value="1" calcext:value-type="float">
            <text:p>1</text:p>
          </table:table-cell>
          <table:table-cell table:number-columns-repeated="55"/>
        </table:table-row>
        <table:table-row table:style-name="ro12">
          <table:table-cell table:style-name="ce15" table:formula="of:=[$'Diagnostic flash'.A8]" office:value-type="float" office:value="2" calcext:value-type="float">
            <text:p>2</text:p>
          </table:table-cell>
          <table:table-cell table:style-name="ce15" table:formula="of:=[$'Diagnostic flash'.B8]" office:value-type="string" office:string-value="Une présentation du site et des démarches en ligne est disponible sans authentification" calcext:value-type="string">
            <text:p>Une présentation du site et des démarches en ligne est disponible sans authentification</text:p>
          </table:table-cell>
          <table:table-cell table:style-name="ce15" table:formula="of:=[$'Diagnostic flash'.C8]" office:value-type="string" office:string-value="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10;&#10;Cette transparence renforce la confiance de l’usager dans l’administration et lui permettra d’anticiper certaines décisions de sa vie quotidienne (départ à l’étranger, obtention d’une aide financière, autorisation pour démarrer une activité, etc.)." calcext:value-type="string">
            <text:p>Les usagers, les personnes de son entourage qui sont susceptibles de l’aider, les médiateurs numériques, les guichets administratifs, etc. ont besoin d’avoir de la visibilité sur les sites et les démarches administratives (cadre juridique, délais, pièces justificatives nécessaires, traitement des dossiers, etc.) et sur les différentes modalités pour les accomplir (en ligne, avec un formulaire, au guichet, par téléphone, etc.).</text:p>
            <text:p/>
            <text:p>Cette transparence renforce la confiance de l’usager dans l’administration et lui permettra d’anticiper certaines décisions de sa vie quotidienne (départ à l’étranger, obtention d’une aide financière, autorisation pour démarrer une activité, etc.).</text:p>
          </table:table-cell>
          <table:table-cell table:style-name="ce15" table:formula="of:=[$'Diagnostic flash'.D8]" office:value-type="string" office:string-value="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 calcext:value-type="string">
            <text:p>Contrôler qu’il existe une page dédiée à la présentation du site et, le cas échéant, des démarches en ligne. Cette page est accessible sans authentification. Pour les démarches, l’usager est notamment informé à l’avance du déroulement, des pièces nécessaires et des temps de traitement.</text:p>
          </table:table-cell>
          <table:table-cell table:style-name="ce15" table:formula="of:=[$'Diagnostic flash'.E8]" office:value-type="string" office:string-value="✖" calcext:value-type="string">
            <text:p>✖</text:p>
          </table:table-cell>
          <table:table-cell table:style-name="ce15" table:formula="of:=IF(ISBLANK([.E3]);&quot;&quot;;IF([.E3]=&quot;🤩&quot;;1;IF([.E3]=&quot;🤔&quot;;0.5;IF([.E3]=&quot;😤&quot;;0;&quot;&quot;))))">
            <text:p/>
          </table:table-cell>
          <table:table-cell table:style-name="ce52" table:formula="of:=[.F5]" office:value-type="float" office:value="0" calcext:value-type="float">
            <text:p>0</text:p>
          </table:table-cell>
          <table:table-cell table:style-name="ce72" table:formula="of:=IF([.E3]=0;&quot;&quot;;1)" office:value-type="float" office:value="1" calcext:value-type="float">
            <text:p>1</text:p>
          </table:table-cell>
          <table:table-cell table:style-name="ce72" table:formula="of:=IF([.E5]=0;&quot;&quot;;1)" office:value-type="float" office:value="1" calcext:value-type="float">
            <text:p>1</text:p>
          </table:table-cell>
          <table:table-cell table:number-columns-repeated="55"/>
        </table:table-row>
        <table:table-row table:style-name="ro12">
          <table:table-cell table:style-name="ce15" table:formula="of:=[$'Diagnostic flash'.A9]" office:value-type="float" office:value="3" calcext:value-type="float">
            <text:p>3</text:p>
          </table:table-cell>
          <table:table-cell table:style-name="ce15" table:formula="of:=[$'Diagnostic flash'.B9]" office:value-type="string" office:string-value="Lorsqu’il effectue une démarche en ligne, l’usager sait à quelle étape il en est et peut revenir à une étape précédente" calcext:value-type="string">
            <text:p>Lorsqu’il effectue une démarche en ligne, l’usager sait à quelle étape il en est et peut revenir à une étape précédente</text:p>
          </table:table-cell>
          <table:table-cell table:style-name="ce15" table:formula="of:=[$'Diagnostic flash'.C9]" office:value-type="string" office:string-value="Dans sa navigation, il est indispensable que l’utilisateur puisse se repérer : il doit savoir où il est, d’où il vient et où trouver l’information dont il a besoin. Les risques d’abandon en cours de processus et d’erreurs de saisie sont ainsi limités." calcext:value-type="string">
            <text:p>Dans sa navigation, il est indispensable que l’utilisateur puisse se repérer : il doit savoir où il est, d’où il vient et où trouver l’information dont il a besoin. Les risques d’abandon en cours de processus et d’erreurs de saisie sont ainsi limités.</text:p>
          </table:table-cell>
          <table:table-cell table:style-name="ce15" table:formula="of:=[$'Diagnostic flash'.D9]" office:value-type="string" office:string-value="Sur les démarches, contrôler que :&#10;&#10;- Les différentes étapes de la démarche en ligne sont visibles à tout moment et que l’usager est informé de l’étape à laquelle il est ;&#10;- L’usager peut revenir à une étape précédente et modifier sa saisie ;&#10;- Les données sont automatiquement sauvegardées au changement de page ou par un bouton d’enregistrement explicite et visible à tout moment ;&#10;- Le dernier écran présenté à l’usager avant transmission de sa demande est un récapitulatif des informations saisies et prêtes à être communiquées à l’administration.n." calcext:value-type="string">
            <text:p>Sur les démarches, contrôler que :</text:p>
            <text:p/>
            <text:p>- Les différentes étapes de la démarche en ligne sont visibles à tout moment et que l’usager est informé de l’étape à laquelle il est ;</text:p>
            <text:p>- L’usager peut revenir à une étape précédente et modifier sa saisie ;</text:p>
            <text:p>- Les données sont automatiquement sauvegardées au changement de page ou par un bouton d’enregistrement explicite et visible à tout moment ;</text:p>
            <text:p>- Le dernier écran présenté à l’usager avant transmission de sa demande est un récapitulatif des informations saisies et prêtes à être communiquées à l’administration.n.</text:p>
          </table:table-cell>
          <table:table-cell table:style-name="ce15" table:formula="of:=[$'Diagnostic flash'.E9]" office:value-type="string" office:string-value="✖" calcext:value-type="string">
            <text:p>✖</text:p>
          </table:table-cell>
          <table:table-cell table:style-name="ce15" table:formula="of:=IF(ISBLANK([.E4]);&quot;&quot;;IF([.E4]=&quot;🤩&quot;;1;IF([.E4]=&quot;🤔&quot;;0.5;IF([.E4]=&quot;😤&quot;;0;&quot;&quot;))))">
            <text:p/>
          </table:table-cell>
          <table:table-cell table:style-name="ce52" table:formula="of:=[.F8]" office:value-type="float" office:value="1" calcext:value-type="float">
            <text:p>1</text:p>
          </table:table-cell>
          <table:table-cell table:style-name="ce72" table:formula="of:=IF([.E4]=0;&quot;&quot;;1)" office:value-type="float" office:value="1" calcext:value-type="float">
            <text:p>1</text:p>
          </table:table-cell>
          <table:table-cell table:style-name="ce72" table:formula="of:=IF([.E8]=0;&quot;&quot;;1)" office:value-type="float" office:value="1" calcext:value-type="float">
            <text:p>1</text:p>
          </table:table-cell>
          <table:table-cell table:number-columns-repeated="55"/>
        </table:table-row>
        <table:table-row table:style-name="ro12">
          <table:table-cell table:style-name="ce15" table:formula="of:=[$'Diagnostic flash'.A10]" office:value-type="string" office:string-value="4 [a11é]" calcext:value-type="string">
            <text:p>4 [a11é]</text:p>
          </table:table-cell>
          <table:table-cell table:style-name="ce15" table:formula="of:=[$'Diagnostic flash'.B10]" office:value-type="string" office:string-value="La navigation et l’utilisation du site peuvent s’effectuer entièrement au clavier" calcext:value-type="string">
            <text:p>La navigation et l’utilisation du site peuvent s’effectuer entièrement au clavier</text:p>
          </table:table-cell>
          <table:table-cell table:style-name="ce15" table:formula="of:=[$'Diagnostic flash'.C10]" office:value-type="string" office:string-value="La navigation au clavier est un des critères centraux de l’accessibilité numérique. De nombreux utilisateurs, souffrant de handicap ou non, naviguent sans souris, avec les touches de leur clavier.&#10;&#10;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 calcext:value-type="string">
            <text:p>La navigation au clavier est un des critères centraux de l’accessibilité numérique. De nombreux utilisateurs, souffrant de handicap ou non, naviguent sans souris, avec les touches de leur clavier.</text:p>
            <text:p/>
            <text:p>De plus, les dispositifs qui ne reposent pas sur la souris doivent être pris en compte ; notamment, les contenus et l’utilisation des services doivent être accessibles aux utilisateurs d’aides techniques (lecteurs d’écran par exemple) qui n’utilisent que le clavier ou un périphérique plus spécifique reposant sur les mêmes mécanismes que le clavier.</text:p>
          </table:table-cell>
          <table:table-cell table:style-name="ce15" table:formula="of:=[$'Diagnostic flash'.D10]" office:value-type="string" office:string-value="Sur l’échantillon, contrôler que :&#10;&#10;-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10;- La navigation et l’utilisation peuvent s’effectuer entièrement au clavier dans un ordre prévisible ;&#10;- Le focus clavier (qui permet à l’usager de savoir sur quel élément interactif il se trouve) est clairement visible." calcext:value-type="string">
            <text:p>Sur l’échantillon, contrôler que :</text:p>
            <text:p/>
            <text:p>- Chaque page comporte des liens d’accès rapides vers le contenu principal, le menu et le moteur de recherche s’il existe : ces liens sont au tout début de la page, ils sont de préférence visibles en permanence mais peuvent éventuellement ne s’afficher qu’au cours de la navigation au clavier (rafraîchir la page puis actionner la touche de tabulation pour les faire apparaître) ;</text:p>
            <text:p>- La navigation et l’utilisation peuvent s’effectuer entièrement au clavier dans un ordre prévisible ;</text:p>
            <text:p>- Le focus clavier (qui permet à l’usager de savoir sur quel élément interactif il se trouve) est clairement visible.</text:p>
          </table:table-cell>
          <table:table-cell table:style-name="ce15" table:formula="of:=[$'Diagnostic flash'.E10]" office:value-type="string" office:string-value="😤" calcext:value-type="string">
            <text:p>😤</text:p>
          </table:table-cell>
          <table:table-cell table:style-name="ce19" table:formula="of:=IF(ISBLANK([.E5]);&quot;&quot;;IF([.E5]=&quot;🤩&quot;;1;IF([.E5]=&quot;🤔&quot;;0.5;IF([.E5]=&quot;😤&quot;;0;&quot;&quot;))))" office:value-type="float" office:value="0" calcext:value-type="float">
            <text:p>0</text:p>
          </table:table-cell>
          <table:table-cell table:style-name="ce51" table:formula="of:=[.F9]" office:value-type="float" office:value="0" calcext:value-type="float">
            <text:p>0</text:p>
          </table:table-cell>
          <table:table-cell table:style-name="ce72" table:formula="of:=IF([.E5]=0;&quot;&quot;;1)" office:value-type="float" office:value="1" calcext:value-type="float">
            <text:p>1</text:p>
          </table:table-cell>
          <table:table-cell table:style-name="ce72" table:formula="of:=IF([.E9]=0;&quot;&quot;;1)" office:value-type="float" office:value="1" calcext:value-type="float">
            <text:p>1</text:p>
          </table:table-cell>
          <table:table-cell table:number-columns-repeated="55"/>
        </table:table-row>
        <table:table-row table:style-name="ro12">
          <table:table-cell table:style-name="ce15" table:formula="of:=[$'Diagnostic flash'.A11]" office:value-type="float" office:value="5" calcext:value-type="float">
            <text:p>5</text:p>
          </table:table-cell>
          <table:table-cell table:style-name="ce15" table:formula="of:=[$'Diagnostic flash'.B11]" office:value-type="string" office:string-value="Il est possible de revenir à la page d’accueil depuis toutes les pages et de connaître la position des pages dans l’arborescence du site" calcext:value-type="string">
            <text:p>Il est possible de revenir à la page d’accueil depuis toutes les pages et de connaître la position des pages dans l’arborescence du site</text:p>
          </table:table-cell>
          <table:table-cell table:style-name="ce15" table:formula="of:=[$'Diagnostic flash'.C11]" office:value-type="string" office:string-value="Les usagers doivent pouvoir s’orienter dans un site et notamment revenir à la page d’accueil depuis n’importe quelle page, par exemple s’ils n’ont pas trouvé ce qu’ils cherchent ou s’ils veulent chercher autre chose.&#10;&#10;Il arrive également qu’un lien ou qu’un résultat fournit par un moteur de recherche dirige directement vers une page interne du site - auquel cas l’usager a besoin de savoir où il se trouve et éventuellement de revenir à l’accueil.&#10;&#10;Enfin, les pages d’erreur font partie du site et ne doivent pas interrompre la navigation de l’usager : elles doivent également permettre un retour à la page d’accueil." calcext:value-type="string">
            <text:p>Les usagers doivent pouvoir s’orienter dans un site et notamment revenir à la page d’accueil depuis n’importe quelle page, par exemple s’ils n’ont pas trouvé ce qu’ils cherchent ou s’ils veulent chercher autre chose.</text:p>
            <text:p/>
            <text:p>Il arrive également qu’un lien ou qu’un résultat fournit par un moteur de recherche dirige directement vers une page interne du site - auquel cas l’usager a besoin de savoir où il se trouve et éventuellement de revenir à l’accueil.</text:p>
            <text:p/>
            <text:p>Enfin, les pages d’erreur font partie du site et ne doivent pas interrompre la navigation de l’usager : elles doivent également permettre un retour à la page d’accueil.</text:p>
          </table:table-cell>
          <table:table-cell table:style-name="ce15" table:formula="of:=[$'Diagnostic flash'.D11]" office:value-type="string" office:string-value="Sur l’échantillon, contrôler que :&#10;&#10;- Il est possible de revenir à la page d’accueil depuis toutes les pages, par exemple via le menu de navigation, le fil d’Ariane ou le bandeau d’entête ;&#10;- La page d’erreur 404 permet la reprise de la navigation : pour tester, taper un nom de page inexistant après &quot;/&quot; (par exemple design.numerique.gouv.fr/voilàvoilà).&#10;" calcext:value-type="string">
            <text:p>Sur l’échantillon, contrôler que :</text:p>
            <text:p/>
            <text:p>- Il est possible de revenir à la page d’accueil depuis toutes les pages, par exemple via le menu de navigation, le fil d’Ariane ou le bandeau d’entête ;</text:p>
            <text:p>- La page d’erreur 404 permet la reprise de la navigation : pour tester, taper un nom de page inexistant après "/" (par exemple design.numerique.gouv.fr/voilàvoilà).</text:p>
            <text:p/>
          </table:table-cell>
          <table:table-cell table:style-name="ce15" table:formula="of:=[$'Diagnostic flash'.E11]" office:value-type="string" office:string-value="🤔" calcext:value-type="string">
            <text:p>🤔</text:p>
          </table:table-cell>
          <table:table-cell table:style-name="ce15" table:formula="of:=IF(ISBLANK([.E6]);&quot;&quot;;IF([.E6]=&quot;🤩&quot;;1;IF([.E6]=&quot;🤔&quot;;0.5;IF([.E6]=&quot;😤&quot;;0;&quot;&quot;))))" office:value-type="float" office:value="0.5" calcext:value-type="float">
            <text:p>0,5</text:p>
          </table:table-cell>
          <table:table-cell table:style-name="ce52" table:formula="of:=[.F10]" office:value-type="float" office:value="0" calcext:value-type="float">
            <text:p>0</text:p>
          </table:table-cell>
          <table:table-cell table:style-name="ce72" table:formula="of:=IF([.E6]=0;&quot;&quot;;1)" office:value-type="float" office:value="1" calcext:value-type="float">
            <text:p>1</text:p>
          </table:table-cell>
          <table:table-cell table:style-name="ce72" table:formula="of:=IF([.E10]=0;&quot;&quot;;1)" office:value-type="float" office:value="1" calcext:value-type="float">
            <text:p>1</text:p>
          </table:table-cell>
          <table:table-cell table:number-columns-repeated="55"/>
        </table:table-row>
        <table:table-row table:style-name="ro12">
          <table:table-cell table:style-name="ce15" table:formula="of:=[$'Diagnostic flash'.A12]" office:value-type="float" office:value="6" calcext:value-type="float">
            <text:p>6</text:p>
          </table:table-cell>
          <table:table-cell table:style-name="ce15" table:formula="of:=[$'Diagnostic flash'.B12]" office:value-type="string" office:string-value="Le contenu de chaque page est disponible à l’impression sans bloc de navigation ni aplat de couleur" calcext:value-type="string">
            <text:p>Le contenu de chaque page est disponible à l’impression sans bloc de navigation ni aplat de couleur</text:p>
          </table:table-cell>
          <table:table-cell table:style-name="ce15" table:formula="of:=[$'Diagnostic flash'.C12]" office:value-type="string" office:string-value="L’impression des contenus doit se faire sous une forme appropriée au support, avec des contenus pertinents et une bonne lisibilité. Rationaliser l’utilisation des espaces et des couleurs permet d’économiser les ressources." calcext:value-type="string">
            <text:p>L’impression des contenus doit se faire sous une forme appropriée au support, avec des contenus pertinents et une bonne lisibilité. Rationaliser l’utilisation des espaces et des couleurs permet d’économiser les ressources.</text:p>
          </table:table-cell>
          <table:table-cell table:style-name="ce15" table:formula="of:=[$'Diagnostic flash'.D12]" office:value-type="string" office:string-value="Dans le menu du navigateur, choisir l’aperçu avant impression et contrôler que :&#10;&#10;- Les éléments inutiles dans une version papier ont bien disparu (notamment les menus ou autre bloc de navigation) ;&#10;- Il n’existe pas de gros aplats de couleur." calcext:value-type="string">
            <text:p>Dans le menu du navigateur, choisir l’aperçu avant impression et contrôler que :</text:p>
            <text:p/>
            <text:p>- Les éléments inutiles dans une version papier ont bien disparu (notamment les menus ou autre bloc de navigation) ;</text:p>
            <text:p>- Il n’existe pas de gros aplats de couleur.</text:p>
          </table:table-cell>
          <table:table-cell table:style-name="ce15" table:formula="of:=[$'Diagnostic flash'.E12]" office:value-type="string" office:string-value="🤔" calcext:value-type="string">
            <text:p>🤔</text:p>
          </table:table-cell>
          <table:table-cell table:style-name="ce15" table:formula="of:=IF(ISBLANK([.E7]);&quot;&quot;;IF([.E7]=&quot;🤩&quot;;1;IF([.E7]=&quot;🤔&quot;;0.5;IF([.E7]=&quot;😤&quot;;0;&quot;&quot;))))" office:value-type="float" office:value="0.5" calcext:value-type="float">
            <text:p>0,5</text:p>
          </table:table-cell>
          <table:table-cell table:style-name="ce52" table:formula="of:=[.F11]" office:value-type="float" office:value="1" calcext:value-type="float">
            <text:p>1</text:p>
          </table:table-cell>
          <table:table-cell table:style-name="ce72" table:formula="of:=IF([.E7]=0;&quot;&quot;;1)" office:value-type="float" office:value="1" calcext:value-type="float">
            <text:p>1</text:p>
          </table:table-cell>
          <table:table-cell table:style-name="ce72" table:formula="of:=IF([.E11]=0;&quot;&quot;;1)" office:value-type="float" office:value="1" calcext:value-type="float">
            <text:p>1</text:p>
          </table:table-cell>
          <table:table-cell table:number-columns-repeated="55"/>
        </table:table-row>
        <table:table-row table:style-name="ro12">
          <table:table-cell table:style-name="ce15" table:formula="of:=[$'Diagnostic flash'.A13]" office:value-type="string" office:string-value="7 [a11é]" calcext:value-type="string">
            <text:p>7 [a11é]</text:p>
          </table:table-cell>
          <table:table-cell table:style-name="ce15" table:formula="of:=[$'Diagnostic flash'.B13]" office:value-type="string" office:string-value="Le site a fait l’objet d’un audit de conformité RGAA" calcext:value-type="string">
            <text:p>Le site a fait l’objet d’un audit de conformité RGAA</text:p>
          </table:table-cell>
          <table:table-cell table:style-name="ce15" table:formula="of:=[$'Diagnostic flash'.C13]" office:value-type="string" office:string-value="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 calcext:value-type="string">
            <text:p>Les produits et services numériques sont souvent conçus sans prendre le temps de comprendre l’audience qu’ils servent, notamment les personnes en situation de handicap soit 12 millions de personnes en France. Depuis 2012, tous les sites publics doivent être accessibles et ainsi permettre à tous les usagers un égal accès à leurs droits. En France, le taux d’accessibilité d’un site est calculé en auditant ce site sur la base des critères du Référentiel général d’amélioration de l’accessibilité (RGAA).</text:p>
          </table:table-cell>
          <table:table-cell table:style-name="ce15" table:formula="of:=[$'Diagnostic flash'.D13]" office:value-type="string" office:string-value="La page d’accueil affiche l’état de conformité: https://www.numerique.gouv.fr/publications/rgaa-accessibilite/obligations/#mention-obligatoire-sur-la-page-daccueil La déclaration de conformité au référentiel général d’accessibilité pour les administrations (RGAA) - ou la date de publication prévue - est accessible à partir du pied de page: https://design.numerique.gouv.fr/accessibilite-numerique/declaration-accessibilite" calcext:value-type="string">
            <text:p>La page d’accueil affiche l’état de conformité: https://www.numerique.gouv.fr/publications/rgaa-accessibilite/obligations/#mention-obligatoire-sur-la-page-daccueil La déclaration de conformité au référentiel général d’accessibilité pour les administrations (RGAA) - ou la date de publication prévue - est accessible à partir du pied de page: https://design.numerique.gouv.fr/accessibilite-numerique/declaration-accessibilite</text:p>
          </table:table-cell>
          <table:table-cell table:style-name="ce15" table:formula="of:=[$'Diagnostic flash'.E13]" office:value-type="string" office:string-value="🤩" calcext:value-type="string">
            <text:p>🤩</text:p>
          </table:table-cell>
          <table:table-cell table:style-name="ce19" table:formula="of:=IF(ISBLANK([.E8]);&quot;&quot;;IF([.E8]=&quot;🤩&quot;;1;IF([.E8]=&quot;🤔&quot;;0.5;IF([.E8]=&quot;😤&quot;;0;&quot;&quot;))))" office:value-type="float" office:value="1" calcext:value-type="float">
            <text:p>1</text:p>
          </table:table-cell>
          <table:table-cell table:style-name="ce51" table:formula="of:=[.F13]" office:value-type="float" office:value="0.5" calcext:value-type="float">
            <text:p>0,5</text:p>
          </table:table-cell>
          <table:table-cell table:style-name="ce72" table:formula="of:=IF([.E8]=0;&quot;&quot;;1)" office:value-type="float" office:value="1" calcext:value-type="float">
            <text:p>1</text:p>
          </table:table-cell>
          <table:table-cell table:style-name="ce72" table:formula="of:=IF([.E13]=0;&quot;&quot;;1)" office:value-type="float" office:value="1" calcext:value-type="float">
            <text:p>1</text:p>
          </table:table-cell>
          <table:table-cell table:number-columns-repeated="55"/>
        </table:table-row>
        <table:table-row table:style-name="ro12">
          <table:table-cell table:style-name="ce15" table:formula="of:=[$'Diagnostic flash'.A14]" office:value-type="string" office:string-value="8 [a11é]" calcext:value-type="string">
            <text:p>8 [a11é]</text:p>
          </table:table-cell>
          <table:table-cell table:style-name="ce15" table:formula="of:=[$'Diagnostic flash'.B14]" office:value-type="string" office:string-value="Aucune information n’est véhiculée que par la couleur" calcext:value-type="string">
            <text:p>Aucune information n’est véhiculée que par la couleur</text:p>
          </table:table-cell>
          <table:table-cell table:style-name="ce15" table:formula="of:=[$'Diagnostic flash'.C14]" office:value-type="string" office:string-value="Une information véhiculée uniquement par la couleur nuit au confort de navigation (par exemple si les liens sont en bleu foncé dans du texte en noir) et exclu de fait les usagers malvoyants. À titre d’exemple, 8% des hommes et 0,5% des femmes sont atteints de daltonisme." calcext:value-type="string">
            <text:p>Une information véhiculée uniquement par la couleur nuit au confort de navigation (par exemple si les liens sont en bleu foncé dans du texte en noir) et exclu de fait les usagers malvoyants. À titre d’exemple, 8% des hommes et 0,5% des femmes sont atteints de daltonisme.</text:p>
          </table:table-cell>
          <table:table-cell table:style-name="ce15" table:formula="of:=[$'Diagnostic flash'.D14]" office:value-type="string" office:string-value="Sur l’échantillon, contrôler qu’aucun élément n’est compréhensible qu’en fonction de sa couleur (par exemple pas de texte telle que « la saisie des champs en rouge doit être corrigée »). Les liens sont visibles autrement que par une couleur distincte et sont soulignés." calcext:value-type="string">
            <text:p>Sur l’échantillon, contrôler qu’aucun élément n’est compréhensible qu’en fonction de sa couleur (par exemple pas de texte telle que « la saisie des champs en rouge doit être corrigée »). Les liens sont visibles autrement que par une couleur distincte et sont soulignés.</text:p>
          </table:table-cell>
          <table:table-cell table:style-name="ce15" table:formula="of:=[$'Diagnostic flash'.E14]" office:value-type="string" office:string-value="😤" calcext:value-type="string">
            <text:p>😤</text:p>
          </table:table-cell>
          <table:table-cell table:style-name="ce19" table:formula="of:=IF(ISBLANK([.E9]);&quot;&quot;;IF([.E9]=&quot;🤩&quot;;1;IF([.E9]=&quot;🤔&quot;;0.5;IF([.E9]=&quot;😤&quot;;0;&quot;&quot;))))" office:value-type="float" office:value="0" calcext:value-type="float">
            <text:p>0</text:p>
          </table:table-cell>
          <table:table-cell table:style-name="ce52" table:formula="of:=[.F14]" office:value-type="float" office:value="0" calcext:value-type="float">
            <text:p>0</text:p>
          </table:table-cell>
          <table:table-cell table:style-name="ce72" table:formula="of:=IF([.E9]=0;&quot;&quot;;1)" office:value-type="float" office:value="1" calcext:value-type="float">
            <text:p>1</text:p>
          </table:table-cell>
          <table:table-cell table:style-name="ce72" table:formula="of:=IF([.E14]=0;&quot;&quot;;1)" office:value-type="float" office:value="1" calcext:value-type="float">
            <text:p>1</text:p>
          </table:table-cell>
          <table:table-cell table:number-columns-repeated="55"/>
        </table:table-row>
        <table:table-row table:style-name="ro12">
          <table:table-cell table:style-name="ce15" table:formula="of:=[$'Diagnostic flash'.A15]" office:value-type="string" office:string-value="9 [a11é]" calcext:value-type="string">
            <text:p>9 [a11é]</text:p>
          </table:table-cell>
          <table:table-cell table:style-name="ce15" table:formula="of:=[$'Diagnostic flash'.B15]" office:value-type="string" office:string-value="Les images porteuses d’informations, les infographies, les vidéos et les fichiers audio ont une alternative textuelle" calcext:value-type="string">
            <text:p>Les images porteuses d’informations, les infographies, les vidéos et les fichiers audio ont une alternative textuelle</text:p>
          </table:table-cell>
          <table:table-cell table:style-name="ce15" table:formula="of:=[$'Diagnostic flash'.C15]" office:value-type="string" office:string-value="Les alternatives textuelles permettent par exemple aux personnes aveugles d’accéder aux contenus via un lecteur d’écran ou un clavier Braille." calcext:value-type="string">
            <text:p>Les alternatives textuelles permettent par exemple aux personnes aveugles d’accéder aux contenus via un lecteur d’écran ou un clavier Braille.</text:p>
          </table:table-cell>
          <table:table-cell table:style-name="ce15" table:formula="of:=[$'Diagnostic flash'.D15]" office:value-type="string" office:string-value="Sur l’échantillon, contrôler que :&#10;&#10;- Les vidéos sont sous-titrées et proposent une transcription et que les fichiers audio ont une transcription en alternative; le lien vers la transcription doit être adjacent au contenu vidéo ou audio ;&#10;- Les images porteuses d'informations - c'est-à-dire les images qui ne sont pas purement décoratives - ont une alternative textuelle : dans le code source, rechercher img et vérifier que chacune de ces balises comporte un attribut alt=&quot;ici le texte alternatif&quot;(À noter : si l’image est purement décorative, l’attribut alt doit être présent et vide alt=&quot;&quot;) ;&#10;- Dans le cas d’images complexes ou d’infographies, la transcription textuelle doit être adjacente et l'attribut alt doit être présent et vide alt=&quot;&quot;.&#10;La transcription textuelle et le texte alternatif doivent être pertinents c’est-à-dire transmettre les informations contenues dans l’image et non leur description factuelle." calcext:value-type="string">
            <text:p>Sur l’échantillon, contrôler que :</text:p>
            <text:p/>
            <text:p>- Les vidéos sont sous-titrées et proposent une transcription et que les fichiers audio ont une transcription en alternative; le lien vers la transcription doit être adjacent au contenu vidéo ou audio ;</text:p>
            <text:p>- Les images porteuses d'informations - c'est-à-dire les images qui ne sont pas purement décoratives - ont une alternative textuelle : dans le code source, rechercher img et vérifier que chacune de ces balises comporte un attribut alt="ici le texte alternatif"(À noter : si l’image est purement décorative, l’attribut alt doit être présent et vide alt="") ;</text:p>
            <text:p>- Dans le cas d’images complexes ou d’infographies, la transcription textuelle doit être adjacente et l'attribut alt doit être présent et vide alt="".</text:p>
            <text:p>La transcription textuelle et le texte alternatif doivent être pertinents c’est-à-dire transmettre les informations contenues dans l’image et non leur description factuelle.</text:p>
          </table:table-cell>
          <table:table-cell table:style-name="ce15" table:formula="of:=[$'Diagnostic flash'.E15]" office:value-type="string" office:string-value="😤" calcext:value-type="string">
            <text:p>😤</text:p>
          </table:table-cell>
          <table:table-cell table:style-name="ce19" table:formula="of:=IF(ISBLANK([.E10]);&quot;&quot;;IF([.E10]=&quot;🤩&quot;;1;IF([.E10]=&quot;🤔&quot;;0.5;IF([.E10]=&quot;😤&quot;;0;&quot;&quot;))))" office:value-type="float" office:value="0" calcext:value-type="float">
            <text:p>0</text:p>
          </table:table-cell>
          <table:table-cell table:style-name="ce51" table:formula="of:=[.F16]" office:value-type="float" office:value="1" calcext:value-type="float">
            <text:p>1</text:p>
          </table:table-cell>
          <table:table-cell table:style-name="ce72" table:formula="of:=IF([.E10]=0;&quot;&quot;;1)" office:value-type="float" office:value="1" calcext:value-type="float">
            <text:p>1</text:p>
          </table:table-cell>
          <table:table-cell table:style-name="ce72" table:formula="of:=IF([.E16]=0;&quot;&quot;;1)" office:value-type="float" office:value="1" calcext:value-type="float">
            <text:p>1</text:p>
          </table:table-cell>
          <table:table-cell table:number-columns-repeated="55"/>
        </table:table-row>
        <table:table-row table:style-name="ro12">
          <table:table-cell table:style-name="ce15" table:formula="of:=[$'Diagnostic flash'.A16]" office:value-type="string" office:string-value="10 [a11é]" calcext:value-type="string">
            <text:p>10 [a11é]</text:p>
          </table:table-cell>
          <table:table-cell table:style-name="ce15" table:formula="of:=[$'Diagnostic flash'.B16]" office:value-type="string" office:string-value="La langue principale du site est bien définie" calcext:value-type="string">
            <text:p>La langue principale du site est bien définie</text:p>
          </table:table-cell>
          <table:table-cell table:style-name="ce15" table:formula="of:=[$'Diagnostic flash'.C16]" office:value-type="string" office:string-value="Il est indispensable que, dans le code-source, la langue du site soit bien définie pour que les aides techniques et plus particulièrement les synthèses vocales prononcent correctement le texte lu." calcext:value-type="string">
            <text:p>Il est indispensable que, dans le code-source, la langue du site soit bien définie pour que les aides techniques et plus particulièrement les synthèses vocales prononcent correctement le texte lu.</text:p>
          </table:table-cell>
          <table:table-cell table:style-name="ce15" table:formula="of:=[$'Diagnostic flash'.D16]" office:value-type="string" office:string-value="Contrôler qu’il existe bien un attribut lang=&quot;fr&quot; (ou en si c'est en anglais, it en italien, etc.) dans la balise html située au début du code-source, juste en dessous de la balise &lt;!DOCTYPE html&gt;&#10;&#10;Le code source s’affiche en faisant un clic-droit sur la page et en sélectionnant « Examiner l’élément », « Inspecter » ou « Code source de la page ».&quot;" calcext:value-type="string">
            <text:p>Contrôler qu’il existe bien un attribut lang="fr" (ou en si c'est en anglais, it en italien, etc.) dans la balise html située au début du code-source, juste en dessous de la balise &lt;!DOCTYPE html&gt;</text:p>
            <text:p/>
            <text:p>Le code source s’affiche en faisant un clic-droit sur la page et en sélectionnant « Examiner l’élément », « Inspecter » ou « Code source de la page »."</text:p>
          </table:table-cell>
          <table:table-cell table:style-name="ce15" table:formula="of:=[$'Diagnostic flash'.E16]" office:value-type="string" office:string-value="🤩" calcext:value-type="string">
            <text:p>🤩</text:p>
          </table:table-cell>
          <table:table-cell table:style-name="ce19" table:formula="of:=IF(ISBLANK([.E11]);&quot;&quot;;IF([.E11]=&quot;🤩&quot;;1;IF([.E11]=&quot;🤔&quot;;0.5;IF([.E11]=&quot;😤&quot;;0;&quot;&quot;))))" office:value-type="float" office:value="1" calcext:value-type="float">
            <text:p>1</text:p>
          </table:table-cell>
          <table:table-cell table:style-name="ce51" table:formula="of:=[.F17]" office:value-type="float" office:value="0" calcext:value-type="float">
            <text:p>0</text:p>
          </table:table-cell>
          <table:table-cell table:style-name="ce72" table:formula="of:=IF([.E11]=0;&quot;&quot;;1)" office:value-type="float" office:value="1" calcext:value-type="float">
            <text:p>1</text:p>
          </table:table-cell>
          <table:table-cell table:style-name="ce72" table:formula="of:=IF([.E17]=0;&quot;&quot;;1)" office:value-type="float" office:value="1" calcext:value-type="float">
            <text:p>1</text:p>
          </table:table-cell>
          <table:table-cell table:number-columns-repeated="55"/>
        </table:table-row>
        <table:table-row table:style-name="ro12">
          <table:table-cell table:style-name="ce15" table:formula="of:=[$'Diagnostic flash'.A17]" office:value-type="float" office:value="11" calcext:value-type="float">
            <text:p>11</text:p>
          </table:table-cell>
          <table:table-cell table:style-name="ce15" table:formula="of:=[$'Diagnostic flash'.B17]" office:value-type="string" office:string-value="Les textes sont simples et compréhensibles" calcext:value-type="string">
            <text:p>Les textes sont simples et compréhensibles</text:p>
          </table:table-cell>
          <table:table-cell table:style-name="ce15" table:formula="of:=[$'Diagnostic flash'.C17]" office:value-type="string" office:string-value="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 calcext:value-type="string">
            <text:p>Les services de l’administration et les métiers techniques ont leurs propres codes, leurs sigles, voire leur jargon ; or les démarches en ligne s’adressent à des publics divers et pour certaines au grand public. Il est donc essentiel de faire relire les contenus par des personnes extérieures et de se référer à une charte éditoriale pour gérer la qualité des contenus. Un vocabulaire simple et précis mettra l’usager en confiance.</text:p>
          </table:table-cell>
          <table:table-cell table:style-name="ce15" table:formula="of:=[$'Diagnostic flash'.D17]" office:value-type="string" office:string-value="Sur l’échantillon, avec des personnes extérieures aux services, répondre aux questions suivantes :&#10;&#10;- Le langage utilisé est-il suffisamment clair ? Les phrases sont-elles simples à comprendre ?&#10;- Reste-il des termes techniques non expliqués ? Sont-ils indispensables ?&#10;- Les questions posées sont-elles logiques, justifiées et compréhensibles ?&#10;- Reste-il des pages techniques en anglais avec des termes informatiques (par exemple, la page « Erreur 404 » en tapant après l’URL &quot;/iofjzfoizjfeajofiz&quot; ) ?&#10;- Les messages d’erreur ou de confirmation sont-ils écrits en français ? Sont-ils suffisamment clairs et précis ?&#10;- Les sigles sont-ils développés la première fois qu’ils sont utilisés sur chaque page (éventuellement via une infobulle ou via un renvoi à un glossaire)?" calcext:value-type="string">
            <text:p>Sur l’échantillon, avec des personnes extérieures aux services, répondre aux questions suivantes :</text:p>
            <text:p/>
            <text:p>- Le langage utilisé est-il suffisamment clair ? Les phrases sont-elles simples à comprendre ?</text:p>
            <text:p>- Reste-il des termes techniques non expliqués ? Sont-ils indispensables ?</text:p>
            <text:p>- Les questions posées sont-elles logiques, justifiées et compréhensibles ?</text:p>
            <text:p>- Reste-il des pages techniques en anglais avec des termes informatiques (par exemple, la page « Erreur 404 » en tapant après l’URL "/iofjzfoizjfeajofiz" ) ?</text:p>
            <text:p>- Les messages d’erreur ou de confirmation sont-ils écrits en français ? Sont-ils suffisamment clairs et précis ?</text:p>
            <text:p>- Les sigles sont-ils développés la première fois qu’ils sont utilisés sur chaque page (éventuellement via une infobulle ou via un renvoi à un glossaire)?</text:p>
          </table:table-cell>
          <table:table-cell table:style-name="ce15" table:formula="of:=[$'Diagnostic flash'.E17]" office:value-type="string" office:string-value="🤩" calcext:value-type="string">
            <text:p>🤩</text:p>
          </table:table-cell>
          <table:table-cell table:style-name="ce15" table:formula="of:=IF(ISBLANK([.E12]);&quot;&quot;;IF([.E12]=&quot;🤩&quot;;1;IF([.E12]=&quot;🤔&quot;;0.5;IF([.E12]=&quot;😤&quot;;0;&quot;&quot;))))" office:value-type="float" office:value="1" calcext:value-type="float">
            <text:p>1</text:p>
          </table:table-cell>
          <table:table-cell table:style-name="ce51" table:formula="of:=[.F18]" office:value-type="float" office:value="0" calcext:value-type="float">
            <text:p>0</text:p>
          </table:table-cell>
          <table:table-cell table:style-name="ce72" table:formula="of:=IF([.E12]=0;&quot;&quot;;1)" office:value-type="float" office:value="1" calcext:value-type="float">
            <text:p>1</text:p>
          </table:table-cell>
          <table:table-cell table:style-name="ce72" table:formula="of:=IF([.E18]=0;&quot;&quot;;1)" office:value-type="float" office:value="1" calcext:value-type="float">
            <text:p>1</text:p>
          </table:table-cell>
          <table:table-cell table:number-columns-repeated="55"/>
        </table:table-row>
        <table:table-row table:style-name="ro12">
          <table:table-cell table:style-name="ce15" table:formula="of:=[$'Diagnostic flash'.A18]" office:value-type="string" office:string-value="12 [a11é]" calcext:value-type="string">
            <text:p>12 [a11é]</text:p>
          </table:table-cell>
          <table:table-cell table:style-name="ce15" table:formula="of:=[$'Diagnostic flash'.B18]" office:value-type="string" office:string-value="Le contenu reste lisible lorsque la taille de caractères est portée à 200% de la taille par défaut dans le navigateur" calcext:value-type="string">
            <text:p>Le contenu reste lisible lorsque la taille de caractères est portée à 200% de la taille par défaut dans le navigateur</text:p>
          </table:table-cell>
          <table:table-cell table:style-name="ce15" table:formula="of:=[$'Diagnostic flash'.C18]" office:value-type="string" office:string-value="Les usagers nécessitant de grossir les caractères pour accéder au contenu d’un site ou d’une démarche ne doivent pas être ralentis ou bloqués par du texte disparaissant car hors du cadre ou caché, ou bien difficilement lisible car superposé à d’autres éléments." calcext:value-type="string">
            <text:p>Les usagers nécessitant de grossir les caractères pour accéder au contenu d’un site ou d’une démarche ne doivent pas être ralentis ou bloqués par du texte disparaissant car hors du cadre ou caché, ou bien difficilement lisible car superposé à d’autres éléments.</text:p>
          </table:table-cell>
          <table:table-cell table:style-name="ce15" table:formula="of:=[$'Diagnostic flash'.D18]" office:value-type="string" office:string-value="Sur l’échantillon, contrôler que le contenu reste clair lorsque la taille de caractères est portée à 200% de la taille par défaut dans le navigateur. Pour effectuer ce test, il faut augmenter la taille des caractères jusqu’à 200% :&#10;&#10;- soit en effectuant la combinaison de touches ctrl + + six fois ou ctrl + molette ;&#10;- soit en modifiant les préférences du navigateur.&#10;" calcext:value-type="string">
            <text:p>Sur l’échantillon, contrôler que le contenu reste clair lorsque la taille de caractères est portée à 200% de la taille par défaut dans le navigateur. Pour effectuer ce test, il faut augmenter la taille des caractères jusqu’à 200% :</text:p>
            <text:p/>
            <text:p>- soit en effectuant la combinaison de touches ctrl + + six fois ou ctrl + molette ;</text:p>
            <text:p>- soit en modifiant les préférences du navigateur.</text:p>
            <text:p/>
          </table:table-cell>
          <table:table-cell table:style-name="ce15" table:formula="of:=[$'Diagnostic flash'.E18]" office:value-type="string" office:string-value="🤔" calcext:value-type="string">
            <text:p>🤔</text:p>
          </table:table-cell>
          <table:table-cell table:style-name="ce19" table:formula="of:=IF(ISBLANK([.E13]);&quot;&quot;;IF([.E13]=&quot;🤩&quot;;1;IF([.E13]=&quot;🤔&quot;;0.5;IF([.E13]=&quot;😤&quot;;0;&quot;&quot;))))" office:value-type="float" office:value="0.5" calcext:value-type="float">
            <text:p>0,5</text:p>
          </table:table-cell>
          <table:table-cell table:style-name="ce54" table:formula="of:=[.F27]" office:value-type="float" office:value="1" calcext:value-type="float">
            <text:p>1</text:p>
          </table:table-cell>
          <table:table-cell table:style-name="ce72" table:formula="of:=IF([.E13]=0;&quot;&quot;;1)" office:value-type="float" office:value="1" calcext:value-type="float">
            <text:p>1</text:p>
          </table:table-cell>
          <table:table-cell table:style-name="ce72" table:formula="of:=IF([.E27]=0;&quot;&quot;;1)" office:value-type="float" office:value="1" calcext:value-type="float">
            <text:p>1</text:p>
          </table:table-cell>
          <table:table-cell table:number-columns-repeated="55"/>
        </table:table-row>
        <table:table-row table:style-name="ro12">
          <table:table-cell table:style-name="ce15" table:formula="of:=[$'Diagnostic flash'.A19]" office:value-type="string" office:string-value="13 [a11é]" calcext:value-type="string">
            <text:p>13 [a11é]</text:p>
          </table:table-cell>
          <table:table-cell table:style-name="ce15" table:formula="of:=[$'Diagnostic flash'.B19]" office:value-type="string" office:string-value="Le titre de la page est unique et pertinent" calcext:value-type="string">
            <text:p>Le titre de la page est unique et pertinent</text:p>
          </table:table-cell>
          <table:table-cell table:style-name="ce15" table:formula="of:=[$'Diagnostic flash'.C19]" office:value-type="string" office:string-value="Le titre de la page s’affiche dans l’onglet du navigateur.&#10;&#10;Il permet l’identification des contenus de la page dans l’onglet, dans les favoris, dans l’historique de navigation, dans la fenêtre du navigateur ou encore par les lecteurs d’écran.&#10;&#10;Un titre pertinent améliore le référencement et la présentation dans les moteurs de recherche." calcext:value-type="string">
            <text:p>Le titre de la page s’affiche dans l’onglet du navigateur.</text:p>
            <text:p/>
            <text:p>Il permet l’identification des contenus de la page dans l’onglet, dans les favoris, dans l’historique de navigation, dans la fenêtre du navigateur ou encore par les lecteurs d’écran.</text:p>
            <text:p/>
            <text:p>Un titre pertinent améliore le référencement et la présentation dans les moteurs de recherche.</text:p>
          </table:table-cell>
          <table:table-cell table:style-name="ce15" table:formula="of:=[$'Diagnostic flash'.D19]" office:value-type="string" office:string-value="Sur l’échantillon, contrôler que :&#10;&#10;- Le titre de chaque page est composée du titre de son contenu, suivi du nom du site ;&#10;- Le titre est pertinent et unique ;&#10;- Sur une page de résultat de recherche, le titre est &quot;Résultat de la page de recherche de xxx page 1 - nom du site&quot; ;&#10;- Sur une page de confirmation d'action, le titre indique le résultat de l'action (suivi du nom du site)." calcext:value-type="string">
            <text:p>Sur l’échantillon, contrôler que :</text:p>
            <text:p/>
            <text:p>- Le titre de chaque page est composée du titre de son contenu, suivi du nom du site ;</text:p>
            <text:p>- Le titre est pertinent et unique ;</text:p>
            <text:p>- Sur une page de résultat de recherche, le titre est "Résultat de la page de recherche de xxx page 1 - nom du site" ;</text:p>
            <text:p>- Sur une page de confirmation d'action, le titre indique le résultat de l'action (suivi du nom du site).</text:p>
          </table:table-cell>
          <table:table-cell table:style-name="ce15" table:formula="of:=[$'Diagnostic flash'.E19]" office:value-type="string" office:string-value="😤" calcext:value-type="string">
            <text:p>😤</text:p>
          </table:table-cell>
          <table:table-cell table:style-name="ce19" table:formula="of:=IF(ISBLANK([.E14]);&quot;&quot;;IF([.E14]=&quot;🤩&quot;;1;IF([.E14]=&quot;🤔&quot;;0.5;IF([.E14]=&quot;😤&quot;;0;&quot;&quot;))))" office:value-type="float" office:value="0" calcext:value-type="float">
            <text:p>0</text:p>
          </table:table-cell>
          <table:table-cell/>
          <table:table-cell table:style-name="ce72" table:formula="of:=IF([.E14]=0;&quot;&quot;;1)" office:value-type="float" office:value="1" calcext:value-type="float">
            <text:p>1</text:p>
          </table:table-cell>
          <table:table-cell table:style-name="ce72"/>
          <table:table-cell table:number-columns-repeated="55"/>
        </table:table-row>
        <table:table-row table:style-name="ro12">
          <table:table-cell table:style-name="ce15" table:formula="of:=[$'Diagnostic flash'.A20]" office:value-type="float" office:value="14" calcext:value-type="float">
            <text:p>14</text:p>
          </table:table-cell>
          <table:table-cell table:style-name="ce15" table:formula="of:=[$'Diagnostic flash'.B20]" office:value-type="string" office:string-value="La charte graphique tient compte de la Marque de l’État&#10;" calcext:value-type="string">
            <text:p>La charte graphique tient compte de la Marque de l’État</text:p>
            <text:p/>
          </table:table-cell>
          <table:table-cell table:style-name="ce15" table:formula="of:=[$'Diagnostic flash'.C20]" office:value-type="string" office:string-value="La marque de l’État doit être mise en œuvre, en application du principe selon lequel &quot;Là où l’État est présent, agit, finance, sa présence doit être clairement identifiée&quot;.&#10;&#10;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 calcext:value-type="string">
            <text:p>La marque de l’État doit être mise en œuvre, en application du principe selon lequel "Là où l’État est présent, agit, finance, sa présence doit être clairement identifiée".</text:p>
            <text:p/>
            <text:p>L’application de la marque de l’État permet l’homogénéité et la continuité dans la navigation, avec une identification permanente du service en ligne visité : l’usager peut alors naviguer en toute confiance et distinguer clairement les services proposés par l’État des prestations payantes et des arnaques en ligne.</text:p>
          </table:table-cell>
          <table:table-cell table:style-name="ce15" table:formula="of:=[$'Diagnostic flash'.D20]" office:value-type="string" office:string-value="Sur l’échantillon et sur la base de www.gouvernement.fr/marque-Etat, contrôler :&#10;&#10;- Le bloc marque&#10;- Le système graphique " calcext:value-type="string">
            <text:p>Sur l’échantillon et sur la base de www.gouvernement.fr/marque-Etat, contrôler :</text:p>
            <text:p/>
            <text:p>- Le bloc marque</text:p>
            <text:p>- Le système graphique </text:p>
          </table:table-cell>
          <table:table-cell table:style-name="ce15" table:formula="of:=[$'Diagnostic flash'.E20]" office:value-type="string" office:string-value="🤩" calcext:value-type="string">
            <text:p>🤩</text:p>
          </table:table-cell>
          <table:table-cell table:style-name="ce15" table:formula="of:=IF(ISBLANK([.E15]);&quot;&quot;;IF([.E15]=&quot;🤩&quot;;1;IF([.E15]=&quot;🤔&quot;;0.5;IF([.E15]=&quot;😤&quot;;0;&quot;&quot;))))" office:value-type="float" office:value="1" calcext:value-type="float">
            <text:p>1</text:p>
          </table:table-cell>
          <table:table-cell table:style-name="ce54"/>
          <table:table-cell table:style-name="ce72" table:formula="of:=IF([.E15]=0;&quot;&quot;;1)" office:value-type="float" office:value="1" calcext:value-type="float">
            <text:p>1</text:p>
          </table:table-cell>
          <table:table-cell table:number-columns-repeated="56"/>
        </table:table-row>
        <table:table-row table:style-name="ro12">
          <table:table-cell table:style-name="ce15" table:formula="of:=[$'Diagnostic flash'.A21]" office:value-type="string" office:string-value="15 [a11é]" calcext:value-type="string">
            <text:p>15 [a11é]</text:p>
          </table:table-cell>
          <table:table-cell table:style-name="ce15" table:formula="of:=[$'Diagnostic flash'.B21]" office:value-type="string" office:string-value="Les textes et les éléments graphiques porteurs d’informations sont présentés avec un contraste suffisant par rapport à leur arrière-plan" calcext:value-type="string">
            <text:p>Les textes et les éléments graphiques porteurs d’informations sont présentés avec un contraste suffisant par rapport à leur arrière-plan</text:p>
          </table:table-cell>
          <table:table-cell table:style-name="ce15" table:formula="of:=[$'Diagnostic flash'.C21]" office:value-type="string" office:string-value="Afin de permettre une bonne lisibilité des contenus et de limiter la charge mentale lors de la consultation, le ratio de contraste entre le texte - y compris du texte sous forme d’image - et son arrière-plan doit être d’au moins 4,5:1.&#10;&#10;Pour les textes en gras ou agrandis (taille restituée supérieure ou égale à 24px, équivalent à de l’Arial 18), ce ratio doit être d’au moins 3:1.&#10;&#10;Dans le cas de graphiques, le contraste entre chaque élément (courbe, bâton, part de camembert, etc.) doit être également suffisant." calcext:value-type="string">
            <text:p>Afin de permettre une bonne lisibilité des contenus et de limiter la charge mentale lors de la consultation, le ratio de contraste entre le texte - y compris du texte sous forme d’image - et son arrière-plan doit être d’au moins 4,5:1.</text:p>
            <text:p/>
            <text:p>Pour les textes en gras ou agrandis (taille restituée supérieure ou égale à 24px, équivalent à de l’Arial 18), ce ratio doit être d’au moins 3:1.</text:p>
            <text:p/>
            <text:p>Dans le cas de graphiques, le contraste entre chaque élément (courbe, bâton, part de camembert, etc.) doit être également suffisant.</text:p>
          </table:table-cell>
          <table:table-cell table:style-name="ce15" table:formula="of:=[$'Diagnostic flash'.D21]" office:value-type="string" office:string-value="Sur l’échantillon, contrôler que les contrastes sont respectés à l’aide, par exemple, de l’extension de navigateur Contrast Checker (symbolisée par une roue multicolore) :&#10;&#10;- Extension pour Chrome &#10;- Extension pour Firefox&#10;- Extension pour Edge" calcext:value-type="string">
            <text:p>Sur l’échantillon, contrôler que les contrastes sont respectés à l’aide, par exemple, de l’extension de navigateur Contrast Checker (symbolisée par une roue multicolore) :</text:p>
            <text:p/>
            <text:p>- Extension pour Chrome </text:p>
            <text:p>- Extension pour Firefox</text:p>
            <text:p>- Extension pour Edge</text:p>
          </table:table-cell>
          <table:table-cell table:style-name="ce15" table:formula="of:=[$'Diagnostic flash'.E21]" office:value-type="string" office:string-value="🤩" calcext:value-type="string">
            <text:p>🤩</text:p>
          </table:table-cell>
          <table:table-cell table:style-name="ce19" table:formula="of:=IF(ISBLANK([.E16]);&quot;&quot;;IF([.E16]=&quot;🤩&quot;;1;IF([.E16]=&quot;🤔&quot;;0.5;IF([.E16]=&quot;😤&quot;;0;&quot;&quot;))))" office:value-type="float" office:value="1" calcext:value-type="float">
            <text:p>1</text:p>
          </table:table-cell>
          <table:table-cell table:style-name="ce53"/>
          <table:table-cell table:style-name="ce72" table:formula="of:=IF([.E16]=0;&quot;&quot;;1)" office:value-type="float" office:value="1" calcext:value-type="float">
            <text:p>1</text:p>
          </table:table-cell>
          <table:table-cell table:number-columns-repeated="56"/>
        </table:table-row>
        <table:table-row table:style-name="ro12">
          <table:table-cell table:style-name="ce15" table:formula="of:=[$'Diagnostic flash'.A22]" office:value-type="string" office:string-value="16 [a11é]" calcext:value-type="string">
            <text:p>16 [a11é]</text:p>
          </table:table-cell>
          <table:table-cell table:style-name="ce15" table:formula="of:=[$'Diagnostic flash'.B22]" office:value-type="string" office:string-value="La hiérarchie des titres est complète et cohérente" calcext:value-type="string">
            <text:p>La hiérarchie des titres est complète et cohérente</text:p>
          </table:table-cell>
          <table:table-cell table:style-name="ce15" table:formula="of:=[$'Diagnostic flash'.C22]" office:value-type="string" office:string-value="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10;&#10;Ce principe est d’ailleurs valable pour les outils bureautiques de type Document Writer ou Word ou encore PDF: il est indispensable d’utiliser les &quot;styles&quot; et non pas une mise en forme du texte.&#10;&#10;De manière plus générale, une bonne hiérarchisation permet une meilleure visualisation et permet l’extraction du plan de chaque page aux outils dédiés (dont ceux d’indexation, avec par conséquent un meilleur référencement)." calcext:value-type="string">
            <text:p>La mise en page - permet avant tout la navigation sur la page pour les utilisateurs aveugles ayant un lecteur d’écran ou un clavier braille : ils ont ainsi connaissance de la structuration de la page et peuvent naviguer de titre en titre sans être obligés de lire l’ensemble du contenu.</text:p>
            <text:p/>
            <text:p>Ce principe est d’ailleurs valable pour les outils bureautiques de type Document Writer ou Word ou encore PDF: il est indispensable d’utiliser les "styles" et non pas une mise en forme du texte.</text:p>
            <text:p/>
            <text:p>De manière plus générale, une bonne hiérarchisation permet une meilleure visualisation et permet l’extraction du plan de chaque page aux outils dédiés (dont ceux d’indexation, avec par conséquent un meilleur référencement).</text:p>
          </table:table-cell>
          <table:table-cell table:style-name="ce15" table:formula="of:=[$'Diagnostic flash'.D22]" office:value-type="string" office:string-value="Sur l’échantillon, lancer l’extension headingsMap (symbolisée par le pictogramme [h]). Vérifier qu’il y a au moins un titre de niveau 1 et que l’arbre des titres est logique et cohérent (il ne doit pas y avoir de &quot;trous&quot; : un titre de niveau h2 ne doit pas être suivi d’un titre h4, h5 ou h6, par exemple).&#10;&#10;Télécharger l’extension headingsMap :&#10;&#10;- Extension pour Firefox&#10;- Extension pour Chrome&#10;- Extension pour Edge" calcext:value-type="string">
            <text:p>Sur l’échantillon, lancer l’extension headingsMap (symbolisée par le pictogramme [h]). Vérifier qu’il y a au moins un titre de niveau 1 et que l’arbre des titres est logique et cohérent (il ne doit pas y avoir de "trous" : un titre de niveau h2 ne doit pas être suivi d’un titre h4, h5 ou h6, par exemple).</text:p>
            <text:p/>
            <text:p>Télécharger l’extension headingsMap :</text:p>
            <text:p/>
            <text:p>- Extension pour Firefox</text:p>
            <text:p>- Extension pour Chrome</text:p>
            <text:p>- Extension pour Edge</text:p>
          </table:table-cell>
          <table:table-cell table:style-name="ce15" table:formula="of:=[$'Diagnostic flash'.E22]" office:value-type="string" office:string-value="😤" calcext:value-type="string">
            <text:p>😤</text:p>
          </table:table-cell>
          <table:table-cell table:style-name="ce19" table:formula="of:=IF(ISBLANK([.E17]);&quot;&quot;;IF([.E17]=&quot;🤩&quot;;1;IF([.E17]=&quot;🤔&quot;;0.5;IF([.E17]=&quot;😤&quot;;0;&quot;&quot;))))" office:value-type="float" office:value="0" calcext:value-type="float">
            <text:p>0</text:p>
          </table:table-cell>
          <table:table-cell table:style-name="ce54"/>
          <table:table-cell table:style-name="ce72" table:formula="of:=IF([.E17]=0;&quot;&quot;;1)" office:value-type="float" office:value="1" calcext:value-type="float">
            <text:p>1</text:p>
          </table:table-cell>
          <table:table-cell table:number-columns-repeated="56"/>
        </table:table-row>
        <table:table-row table:style-name="ro12">
          <table:table-cell table:style-name="ce15" table:formula="of:=[$'Diagnostic flash'.A23]" office:value-type="string" office:string-value="17 [a11é]" calcext:value-type="string">
            <text:p>17 [a11é]</text:p>
          </table:table-cell>
          <table:table-cell table:style-name="ce15" table:formula="of:=[$'Diagnostic flash'.B23]" office:value-type="string" office:string-value="Chaque champ de formulaire est clairement associé à son intitulé. Les champs et les formats obligatoires sont indiqués" calcext:value-type="string">
            <text:p>Chaque champ de formulaire est clairement associé à son intitulé. Les champs et les formats obligatoires sont indiqués</text:p>
          </table:table-cell>
          <table:table-cell table:style-name="ce15" table:formula="of:=[$'Diagnostic flash'.C23]" office:value-type="string" office:string-value="L’association - visuellement et dans le code - entre l’intitulé, le champ concerné et les informations de saisie (type de donnée demandé, format, champ obligatoire...) évite l’agacement et l’incompréhension des utilisateurs. Elle leur permet d’identifier sans ambiguïté les champs de formulaire et la nature des informations à saisir, et ainsi de prévenir les erreurs. Elle améliore l’accessibilité en permettant l’utilisation des aides techniques (les lecteurs d’écran par exemple)." calcext:value-type="string">
            <text:p>L’association - visuellement et dans le code - entre l’intitulé, le champ concerné et les informations de saisie (type de donnée demandé, format, champ obligatoire...) évite l’agacement et l’incompréhension des utilisateurs. Elle leur permet d’identifier sans ambiguïté les champs de formulaire et la nature des informations à saisir, et ainsi de prévenir les erreurs. Elle améliore l’accessibilité en permettant l’utilisation des aides techniques (les lecteurs d’écran par exemple).</text:p>
          </table:table-cell>
          <table:table-cell table:style-name="ce15" table:formula="of:=[$'Diagnostic flash'.D23]" office:value-type="string" office:string-value="Pour tout champ de saisie, notamment dans les formulaires, contrôler que :&#10;&#10;- En cliquant sur les intitulés des champs, le curseur vient bien se positionner dans le champ concerné ;&#10;- Les intitulés des champs sont accolés soit immédiatement au-dessus ou à gauche du champ ;&#10;- Une mention est présente pour les champs dont la saisie est obligatoire, soit explicitement, soit par le biais d’une indication (souvent un astérisque) dont l’explication est donnée au début du formulaire ;&#10;- Pour tout champ de formulaire présentant un type de donnée ou un format obligatoire, l’utilisateur est informé ;&#10;- Tout message d’erreur identifie le champ concerné." calcext:value-type="string">
            <text:p>Pour tout champ de saisie, notamment dans les formulaires, contrôler que :</text:p>
            <text:p/>
            <text:p>- En cliquant sur les intitulés des champs, le curseur vient bien se positionner dans le champ concerné ;</text:p>
            <text:p>- Les intitulés des champs sont accolés soit immédiatement au-dessus ou à gauche du champ ;</text:p>
            <text:p>- Une mention est présente pour les champs dont la saisie est obligatoire, soit explicitement, soit par le biais d’une indication (souvent un astérisque) dont l’explication est donnée au début du formulaire ;</text:p>
            <text:p>- Pour tout champ de formulaire présentant un type de donnée ou un format obligatoire, l’utilisateur est informé ;</text:p>
            <text:p>- Tout message d’erreur identifie le champ concerné.</text:p>
          </table:table-cell>
          <table:table-cell table:style-name="ce15" table:formula="of:=[$'Diagnostic flash'.E23]" office:value-type="string" office:string-value="😤" calcext:value-type="string">
            <text:p>😤</text:p>
          </table:table-cell>
          <table:table-cell table:style-name="ce19" table:formula="of:=IF(ISBLANK([.E18]);&quot;&quot;;IF([.E18]=&quot;🤩&quot;;1;IF([.E18]=&quot;🤔&quot;;0.5;IF([.E18]=&quot;😤&quot;;0;&quot;&quot;))))" office:value-type="float" office:value="0" calcext:value-type="float">
            <text:p>0</text:p>
          </table:table-cell>
          <table:table-cell table:style-name="ce53"/>
          <table:table-cell table:style-name="ce72" table:formula="of:=IF([.E18]=0;&quot;&quot;;1)" office:value-type="float" office:value="1" calcext:value-type="float">
            <text:p>1</text:p>
          </table:table-cell>
          <table:table-cell table:number-columns-repeated="56"/>
        </table:table-row>
        <table:table-row table:style-name="ro12">
          <table:table-cell table:style-name="ce15" table:formula="of:=[$'Diagnostic flash'.A24]" office:value-type="float" office:value="18" calcext:value-type="float">
            <text:p>18</text:p>
          </table:table-cell>
          <table:table-cell table:style-name="ce15" table:formula="of:=[$'Diagnostic flash'.B24]" office:value-type="string" office:string-value="Le soulignement est réservé aux liens" calcext:value-type="string">
            <text:p>Le soulignement est réservé aux liens</text:p>
          </table:table-cell>
          <table:table-cell table:style-name="ce15" table:formula="of:=[$'Diagnostic flash'.C24]" office:value-type="string" office:string-value="Réserver le soulignement aux liens facilite leur identification et évite à l’utilisateur des clics inutiles sur des contenus soulignés perçus comme des hyperliens." calcext:value-type="string">
            <text:p>Réserver le soulignement aux liens facilite leur identification et évite à l’utilisateur des clics inutiles sur des contenus soulignés perçus comme des hyperliens.</text:p>
          </table:table-cell>
          <table:table-cell table:style-name="ce15" table:formula="of:=[$'Diagnostic flash'.D24]" office:value-type="string" office:string-value="Sur l’ensemble de l’échantillon, vérifier que seuls les liens sont soulignés." calcext:value-type="string">
            <text:p>Sur l’ensemble de l’échantillon, vérifier que seuls les liens sont soulignés.</text:p>
          </table:table-cell>
          <table:table-cell table:style-name="ce15" table:formula="of:=[$'Diagnostic flash'.E24]" office:value-type="string" office:string-value="🤔" calcext:value-type="string">
            <text:p>🤔</text:p>
          </table:table-cell>
          <table:table-cell table:style-name="ce15" table:formula="of:=IF(ISBLANK([.E19]);&quot;&quot;;IF([.E19]=&quot;🤩&quot;;1;IF([.E19]=&quot;🤔&quot;;0.5;IF([.E19]=&quot;😤&quot;;0;&quot;&quot;))))" office:value-type="float" office:value="0.5" calcext:value-type="float">
            <text:p>0,5</text:p>
          </table:table-cell>
          <table:table-cell table:style-name="ce54"/>
          <table:table-cell table:style-name="ce72" table:formula="of:=IF([.E19]=0;&quot;&quot;;1)" office:value-type="float" office:value="1" calcext:value-type="float">
            <text:p>1</text:p>
          </table:table-cell>
          <table:table-cell table:number-columns-repeated="56"/>
        </table:table-row>
        <table:table-row table:style-name="ro12">
          <table:table-cell table:style-name="ce15" table:formula="of:=[$'Diagnostic flash'.A25]" office:value-type="float" office:value="19" calcext:value-type="float">
            <text:p>19</text:p>
          </table:table-cell>
          <table:table-cell table:style-name="ce15" table:formula="of:=[$'Diagnostic flash'.B25]" office:value-type="string" office:string-value="Les informations relatives aux fichiers proposés en téléchargement sont indiqués" calcext:value-type="string">
            <text:p>Les informations relatives aux fichiers proposés en téléchargement sont indiqués</text:p>
          </table:table-cell>
          <table:table-cell table:style-name="ce15" table:formula="of:=[$'Diagnostic flash'.C25]" office:value-type="string" office:string-value="Les utilisateurs - y compris ceux en situation de handicap - doivent savoir s’il est pertinent pour eux de télécharger les fichiers et si leurs outils le leur permettent." calcext:value-type="string">
            <text:p>Les utilisateurs - y compris ceux en situation de handicap - doivent savoir s’il est pertinent pour eux de télécharger les fichiers et si leurs outils le leur permettent.</text:p>
          </table:table-cell>
          <table:table-cell table:style-name="ce15" table:formula="of:=[$'Diagnostic flash'.D25]" office:value-type="string" office:string-value="Pour chaque fichier proposé en téléchargement, contrôler que :&#10;&#10;- Le format est indiqué ;&#10;- La taille est indiquée ;&#10;- La langue, lorsque ce n’est pas la même que celle de la page, est indiquée ;&#10;- Le nom du fichier permet d’en identifier le contenu et la provenance." calcext:value-type="string">
            <text:p>Pour chaque fichier proposé en téléchargement, contrôler que :</text:p>
            <text:p/>
            <text:p>- Le format est indiqué ;</text:p>
            <text:p>- La taille est indiquée ;</text:p>
            <text:p>- La langue, lorsque ce n’est pas la même que celle de la page, est indiquée ;</text:p>
            <text:p>- Le nom du fichier permet d’en identifier le contenu et la provenance.</text:p>
          </table:table-cell>
          <table:table-cell table:style-name="ce15" table:formula="of:=[$'Diagnostic flash'.E25]" office:value-type="string" office:string-value="😤" calcext:value-type="string">
            <text:p>😤</text:p>
          </table:table-cell>
          <table:table-cell table:style-name="ce15" table:formula="of:=IF(ISBLANK([.E20]);&quot;&quot;;IF([.E20]=&quot;🤩&quot;;1;IF([.E20]=&quot;🤔&quot;;0.5;IF([.E20]=&quot;😤&quot;;0;&quot;&quot;))))" office:value-type="float" office:value="0" calcext:value-type="float">
            <text:p>0</text:p>
          </table:table-cell>
          <table:table-cell table:style-name="ce53"/>
          <table:table-cell table:style-name="ce72" table:formula="of:=IF([.E20]=0;&quot;&quot;;1)" office:value-type="float" office:value="1" calcext:value-type="float">
            <text:p>1</text:p>
          </table:table-cell>
          <table:table-cell table:number-columns-repeated="56"/>
        </table:table-row>
        <table:table-row table:style-name="ro12">
          <table:table-cell table:style-name="ce15" table:formula="of:=[$'Diagnostic flash'.A26]" office:value-type="float" office:value="20" calcext:value-type="float">
            <text:p>20</text:p>
          </table:table-cell>
          <table:table-cell table:style-name="ce15" table:formula="of:=[$'Diagnostic flash'.B26]" office:value-type="string" office:string-value="Lorsqu’une identification est requise, il est proposé à l’usager de s’authentifier avec FranceConnect" calcext:value-type="string">
            <text:p>Lorsqu’une identification est requise, il est proposé à l’usager de s’authentifier avec FranceConnect</text:p>
          </table:table-cell>
          <table:table-cell table:style-name="ce15" table:formula="of:=[$'Diagnostic flash'.C26]" office:value-type="string" office:string-value="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10;&#10;Après l’authentification, FranceConnect orchestre la circulation des données personnelles de l’usager, avec son consentement.&#10;&#10;Les administrations ayant intégré FranceConnect bénéficient entre elles de passerelles naturelles : ce mécanisme de SSO (Single Sign-On, ou authentification unique) rend les parcours usagers plus fluides." calcext:value-type="string">
            <text:p>L’intégration du dispositif FranceConnect à un site permet à l’usager de s’authentifier plus facilement tout en sécurisant son identification. Il permet ainsi aux usagers d’accéder à différents services publics en ligne en s’appuyant sur des comptes vérifiés existants sans devoir créer de nouveaux comptes. Cela vise à limiter les identifiants et mots de passe.</text:p>
            <text:p/>
            <text:p>Après l’authentification, FranceConnect orchestre la circulation des données personnelles de l’usager, avec son consentement.</text:p>
            <text:p/>
            <text:p>Les administrations ayant intégré FranceConnect bénéficient entre elles de passerelles naturelles : ce mécanisme de SSO (Single Sign-On, ou authentification unique) rend les parcours usagers plus fluides.</text:p>
          </table:table-cell>
          <table:table-cell table:style-name="ce15" table:formula="of:=[$'Diagnostic flash'.D26]" office:value-type="string" office:string-value="Si une identification est requise, contrôler qu’il est proposé à l’usager de s’authentifier via FranceConnect." calcext:value-type="string">
            <text:p>Si une identification est requise, contrôler qu’il est proposé à l’usager de s’authentifier via FranceConnect.</text:p>
          </table:table-cell>
          <table:table-cell table:style-name="ce15" table:formula="of:=[$'Diagnostic flash'.E26]" office:value-type="string" office:string-value="✖" calcext:value-type="string">
            <text:p>✖</text:p>
          </table:table-cell>
          <table:table-cell table:style-name="ce15" table:formula="of:=IF(ISBLANK([.E21]);&quot;&quot;;IF([.E21]=&quot;🤩&quot;;1;IF([.E21]=&quot;🤔&quot;;0.5;IF([.E21]=&quot;😤&quot;;0;&quot;&quot;))))">
            <text:p/>
          </table:table-cell>
          <table:table-cell/>
          <table:table-cell table:style-name="ce72" table:formula="of:=IF([.E21]=0;&quot;&quot;;1)" office:value-type="float" office:value="1" calcext:value-type="float">
            <text:p>1</text:p>
          </table:table-cell>
          <table:table-cell table:number-columns-repeated="56"/>
        </table:table-row>
        <table:table-row table:style-name="ro12">
          <table:table-cell table:style-name="ce15" table:formula="of:=[$'Diagnostic flash'.A27]" office:value-type="float" office:value="21" calcext:value-type="float">
            <text:p>21</text:p>
          </table:table-cell>
          <table:table-cell table:style-name="ce15" table:formula="of:=[$'Diagnostic flash'.B27]" office:value-type="string" office:string-value="La démarche en ligne fait l’objet d’enquêtes de satisfaction et donne accès aux résultats" calcext:value-type="string">
            <text:p>La démarche en ligne fait l’objet d’enquêtes de satisfaction et donne accès aux résultats</text:p>
          </table:table-cell>
          <table:table-cell table:style-name="ce15" table:formula="of:=[$'Diagnostic flash'.C27]" office:value-type="string" office:string-value="Les administrations développent et font évoluer leurs services en ligne en étant à l’écoute des attentes des usagers : tests utilisateurs, enquêtes en ligne, questionnaires de satisfaction, entretiens, focus group, analyse des statistiques, etc.&#10;&#10;Cependant il ne suffit pas de conduire les tests ou de mettre en place un outil de mesure statistique. Ce critère vise la publication et la communication au public des enquêtes conduites et des résultats atteints." calcext:value-type="string">
            <text:p>Les administrations développent et font évoluer leurs services en ligne en étant à l’écoute des attentes des usagers : tests utilisateurs, enquêtes en ligne, questionnaires de satisfaction, entretiens, focus group, analyse des statistiques, etc.</text:p>
            <text:p/>
            <text:p>Cependant il ne suffit pas de conduire les tests ou de mettre en place un outil de mesure statistique. Ce critère vise la publication et la communication au public des enquêtes conduites et des résultats atteints.</text:p>
          </table:table-cell>
          <table:table-cell table:style-name="ce15" table:formula="of:=[$'Diagnostic flash'.D27]" office:value-type="string" office:string-value="Contrôler que les démarches en ligne font l’objet d’enquêtes de satisfaction (par exemple en proposant le bouton &quot;Je donne mon avis&quot;) et donnent accès aux résultats." calcext:value-type="string">
            <text:p>Contrôler que les démarches en ligne font l’objet d’enquêtes de satisfaction (par exemple en proposant le bouton "Je donne mon avis") et donnent accès aux résultats.</text:p>
          </table:table-cell>
          <table:table-cell table:style-name="ce15" table:formula="of:=[$'Diagnostic flash'.E27]" office:value-type="string" office:string-value="✖" calcext:value-type="string">
            <text:p>✖</text:p>
          </table:table-cell>
          <table:table-cell table:style-name="ce15" table:formula="of:=IF(ISBLANK([.E22]);&quot;&quot;;IF([.E22]=&quot;🤩&quot;;1;IF([.E22]=&quot;🤔&quot;;0.5;IF([.E22]=&quot;😤&quot;;0;&quot;&quot;))))">
            <text:p/>
          </table:table-cell>
          <table:table-cell/>
          <table:table-cell table:style-name="ce72" table:formula="of:=IF([.E22]=0;&quot;&quot;;1)" office:value-type="float" office:value="1" calcext:value-type="float">
            <text:p>1</text:p>
          </table:table-cell>
          <table:table-cell table:number-columns-repeated="56"/>
        </table:table-row>
        <table:table-row table:style-name="ro12">
          <table:table-cell table:style-name="ce15" table:formula="of:=[$'Diagnostic flash'.A28]" office:value-type="float" office:value="22" calcext:value-type="float">
            <text:p>22</text:p>
          </table:table-cell>
          <table:table-cell table:style-name="ce15" table:formula="of:=[$'Diagnostic flash'.B28]" office:value-type="string" office:string-value="La démarche en ligne est référencée sur service-public.fr" calcext:value-type="string">
            <text:p>La démarche en ligne est référencée sur service-public.fr</text:p>
          </table:table-cell>
          <table:table-cell table:style-name="ce15" table:formula="of:=[$'Diagnostic flash'.C28]" office:value-type="string" office:string-value="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État sont tenus gratuitement à la disposition du public [...] par le site public dénommé &quot;service-public.fr&quot; » ; il est précisé qu’il est mis « à la disposition des usagers, sur le site &quot;service-public.fr&quot;, la liste à jour des téléprocédures et des formulaires administratifs disponibles »." calcext:value-type="string">
            <text:p>Pour l’usager, il n’est pas toujours évident de savoir si une démarche en ligne existe et si elle est utilisable dans sa situation. Le référencement sur service-public.fr est aussi une garantie que le site concerné est officiel. Par ailleurs, le référencement sur service-public.fr est une obligation relevant du Décret n°99-68 du 2 février 1999 qui indique que « Les formulaires dont l’usage est nécessaire pour accomplir une démarche auprès d’une administration ou d’un établissement public administratif de l’État sont tenus gratuitement à la disposition du public [...] par le site public dénommé "service-public.fr" » ; il est précisé qu’il est mis « à la disposition des usagers, sur le site "service-public.fr", la liste à jour des téléprocédures et des formulaires administratifs disponibles ».</text:p>
          </table:table-cell>
          <table:table-cell table:style-name="ce15" table:formula="of:=[$'Diagnostic flash'.D28]" office:value-type="string" office:string-value="Contrôler que les démarches en ligne sont référencées sur service-public.fr." calcext:value-type="string">
            <text:p>Contrôler que les démarches en ligne sont référencées sur service-public.fr.</text:p>
          </table:table-cell>
          <table:table-cell table:style-name="ce15" table:formula="of:=[$'Diagnostic flash'.E28]" office:value-type="string" office:string-value="✖" calcext:value-type="string">
            <text:p>✖</text:p>
          </table:table-cell>
          <table:table-cell table:style-name="ce15" table:formula="of:=IF(ISBLANK([.E23]);&quot;&quot;;IF([.E23]=&quot;🤩&quot;;1;IF([.E23]=&quot;🤔&quot;;0.5;IF([.E23]=&quot;😤&quot;;0;&quot;&quot;))))">
            <text:p/>
          </table:table-cell>
          <table:table-cell/>
          <table:table-cell table:style-name="ce72" table:formula="of:=IF([.E23]=0;&quot;&quot;;1)" office:value-type="float" office:value="1" calcext:value-type="float">
            <text:p>1</text:p>
          </table:table-cell>
          <table:table-cell table:number-columns-repeated="56"/>
        </table:table-row>
        <table:table-row table:style-name="ro12">
          <table:table-cell table:style-name="ce15" table:formula="of:=[$'Diagnostic flash'.A29]" office:value-type="float" office:value="23" calcext:value-type="float">
            <text:p>23</text:p>
          </table:table-cell>
          <table:table-cell table:style-name="ce15" table:formula="of:=[$'Diagnostic flash'.B29]" office:value-type="string" office:string-value="Le site est bien référencé par les moteurs de recherche" calcext:value-type="string">
            <text:p>Le site est bien référencé par les moteurs de recherche</text:p>
          </table:table-cell>
          <table:table-cell table:style-name="ce15" table:formula="of:=[$'Diagnostic flash'.C29]" office:value-type="string" office:string-value="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 calcext:value-type="string">
            <text:p>La qualité d’un site ou d’une démarche en ligne ne s’évalue pas à partir de la page d’accueil de la démarche mais bien avant. Il est nécessaire de se mettre dans les pas de l’usager et de vérifier si son parcours est fluide et s’il est informé dès le début de son parcours. Par ailleurs, un bon référencement par les moteurs de recherche diminue la probabilité que les usagers se retrouvent sur un site privé payant pour le même service.</text:p>
          </table:table-cell>
          <table:table-cell table:style-name="ce15" table:formula="of:=[$'Diagnostic flash'.D29]" office:value-type="string" office:string-value="Contrôler que les principaux moteurs (Google, Bing, Qwant) restituent bien le site dans les résultats lorsque l’on recherche le service (non pas en tapant le nom de l’institution mais le service qu’elle rend : on cherchera par exemple &quot;Renouvellement carte grise&quot; et non pas &quot;ANTS&quot;) : 1/ parmi les trois premières occurrences et 2/ jamais derrière un site proposant le même service mais payant (hors sites sponsorisés dans les deux cas)." calcext:value-type="string">
            <text:p>Contrôler que les principaux moteurs (Google, Bing, Qwant) restituent bien le site dans les résultats lorsque l’on recherche le service (non pas en tapant le nom de l’institution mais le service qu’elle rend : on cherchera par exemple "Renouvellement carte grise" et non pas "ANTS") : 1/ parmi les trois premières occurrences et 2/ jamais derrière un site proposant le même service mais payant (hors sites sponsorisés dans les deux cas).</text:p>
          </table:table-cell>
          <table:table-cell table:style-name="ce15" table:formula="of:=[$'Diagnostic flash'.E29]" office:value-type="string" office:string-value="✖" calcext:value-type="string">
            <text:p>✖</text:p>
          </table:table-cell>
          <table:table-cell table:style-name="ce15" table:formula="of:=IF(ISBLANK([.E24]);&quot;&quot;;IF([.E24]=&quot;🤩&quot;;1;IF([.E24]=&quot;🤔&quot;;0.5;IF([.E24]=&quot;😤&quot;;0;&quot;&quot;))))">
            <text:p/>
          </table:table-cell>
          <table:table-cell/>
          <table:table-cell table:style-name="ce72" table:formula="of:=IF([.E24]=0;&quot;&quot;;1)" office:value-type="float" office:value="1" calcext:value-type="float">
            <text:p>1</text:p>
          </table:table-cell>
          <table:table-cell table:number-columns-repeated="56"/>
        </table:table-row>
        <table:table-row table:style-name="ro12">
          <table:table-cell table:style-name="ce15" table:formula="of:=[$'Diagnostic flash'.A30]" office:value-type="float" office:value="24" calcext:value-type="float">
            <text:p>24</text:p>
          </table:table-cell>
          <table:table-cell table:style-name="ce15" table:formula="of:=[$'Diagnostic flash'.B30]" office:value-type="string" office:string-value="Le pied de page présente l’ensemble des liens obligatoires" calcext:value-type="string">
            <text:p>Le pied de page présente l’ensemble des liens obligatoires</text:p>
          </table:table-cell>
          <table:table-cell table:style-name="ce15" table:formula="of:=[$'Diagnostic flash'.C30]" office:value-type="string" office:string-value="Le pied de page constitue un élément de navigation et un point de repère tout au long du site." calcext:value-type="string">
            <text:p>Le pied de page constitue un élément de navigation et un point de repère tout au long du site.</text:p>
          </table:table-cell>
          <table:table-cell table:style-name="ce15" table:formula="of:=[$'Diagnostic flash'.D30]" office:value-type="string" office:string-value="Sur l’échantillon, contrôler que :&#10;&#10;- Le pied de page est présent et identique sur toutes les pages ;&#10;- Il est présent et identique sur les pages d’erreur ;&#10;-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 calcext:value-type="string">
            <text:p>Sur l’échantillon, contrôler que :</text:p>
            <text:p/>
            <text:p>- Le pied de page est présent et identique sur toutes les pages ;</text:p>
            <text:p>- Il est présent et identique sur les pages d’erreur ;</text:p>
            <text:p>- Les informations suivantes sont indiquées : Contact, Accessibilité, Mentions légales. Les sites gouvernementaux doivent également proposer des liens de pied de page vers le Répertoire des informations publiques ou data.gouv.fr, legifrance.gouv.fr, service-public.fr, gouvernement.fr, france.fr.</text:p>
          </table:table-cell>
          <table:table-cell table:style-name="ce15" table:formula="of:=[$'Diagnostic flash'.E30]" office:value-type="string" office:string-value="🤩" calcext:value-type="string">
            <text:p>🤩</text:p>
          </table:table-cell>
          <table:table-cell table:style-name="ce15" table:formula="of:=IF(ISBLANK([.E25]);&quot;&quot;;IF([.E25]=&quot;🤩&quot;;1;IF([.E25]=&quot;🤔&quot;;0.5;IF([.E25]=&quot;😤&quot;;0;&quot;&quot;))))" office:value-type="float" office:value="1" calcext:value-type="float">
            <text:p>1</text:p>
          </table:table-cell>
          <table:table-cell/>
          <table:table-cell table:style-name="ce72" table:formula="of:=IF([.E25]=0;&quot;&quot;;1)" office:value-type="float" office:value="1" calcext:value-type="float">
            <text:p>1</text:p>
          </table:table-cell>
          <table:table-cell table:number-columns-repeated="56"/>
        </table:table-row>
        <table:table-row table:style-name="ro12">
          <table:table-cell table:style-name="ce15" table:formula="of:=[$'Diagnostic flash'.A31]" office:value-type="float" office:value="25" calcext:value-type="float">
            <text:p>25</text:p>
          </table:table-cell>
          <table:table-cell table:style-name="ce15" table:formula="of:=[$'Diagnostic flash'.B31]" office:value-type="string" office:string-value="Le site propose au moins deux moyens de contact différents" calcext:value-type="string">
            <text:p>Le site propose au moins deux moyens de contact différents</text:p>
          </table:table-cell>
          <table:table-cell table:style-name="ce15" table:formula="of:=[$'Diagnostic flash'.C31]" office:value-type="string" office:string-value="Le fait de proposer au moins deux moyens de contact différents permet de favoriser les retours d’information de la part des utilisateurs, tout en évitant de mettre ce dernier en difficulté en cas d’indisponibilité ou de problèmes d’utilisation de l’un des moyens de contact.&#10;&#10;Par ailleurs, toutes les administrations (services de l’État, mairies, organismes de service public, etc.) doivent pouvoir être saisies par voie électronique (SVE) sauf exception publiée au Journal Officiel." calcext:value-type="string">
            <text:p>Le fait de proposer au moins deux moyens de contact différents permet de favoriser les retours d’information de la part des utilisateurs, tout en évitant de mettre ce dernier en difficulté en cas d’indisponibilité ou de problèmes d’utilisation de l’un des moyens de contact.</text:p>
            <text:p/>
            <text:p>Par ailleurs, toutes les administrations (services de l’État, mairies, organismes de service public, etc.) doivent pouvoir être saisies par voie électronique (SVE) sauf exception publiée au Journal Officiel.</text:p>
          </table:table-cell>
          <table:table-cell table:style-name="ce15" table:formula="of:=[$'Diagnostic flash'.D31]" office:value-type="string" office:string-value="Vérifier que l’information &quot;contact&quot; permettant d’échanger avec un agent (ce qui exclut par exemple les tchat bots) est facile à trouver et qu’au moins deux alternatives existes (téléphone, mail, formulaire de contact, tchat, guichet physique local)." calcext:value-type="string">
            <text:p>Vérifier que l’information "contact" permettant d’échanger avec un agent (ce qui exclut par exemple les tchat bots) est facile à trouver et qu’au moins deux alternatives existes (téléphone, mail, formulaire de contact, tchat, guichet physique local).</text:p>
          </table:table-cell>
          <table:table-cell table:style-name="ce15" table:formula="of:=[$'Diagnostic flash'.E31]" office:value-type="string" office:string-value="🤩" calcext:value-type="string">
            <text:p>🤩</text:p>
          </table:table-cell>
          <table:table-cell table:style-name="ce15" table:formula="of:=IF(ISBLANK([.E26]);&quot;&quot;;IF([.E26]=&quot;🤩&quot;;1;IF([.E26]=&quot;🤔&quot;;0.5;IF([.E26]=&quot;😤&quot;;0;&quot;&quot;))))" office:value-type="float" office:value="1" calcext:value-type="float">
            <text:p>1</text:p>
          </table:table-cell>
          <table:table-cell/>
          <table:table-cell table:style-name="ce72" table:formula="of:=IF([.E26]=0;&quot;&quot;;1)" office:value-type="float" office:value="1" calcext:value-type="float">
            <text:p>1</text:p>
          </table:table-cell>
          <table:table-cell table:number-columns-repeated="56"/>
        </table:table-row>
        <table:table-row table:style-name="ro12">
          <table:table-cell table:style-name="ce15" table:formula="of:=[$'Diagnostic flash'.A32]" office:value-type="string" office:string-value="26 [a11é]" calcext:value-type="string">
            <text:p>26 [a11é]</text:p>
          </table:table-cell>
          <table:table-cell table:style-name="ce15" table:formula="of:=[$'Diagnostic flash'.B32]" office:value-type="string" office:string-value="Les fichiers bureautiques téléchargeables sur le site sont proposés dans un format ouvert et sont accessibles" calcext:value-type="string">
            <text:p>Les fichiers bureautiques téléchargeables sur le site sont proposés dans un format ouvert et sont accessibles</text:p>
          </table:table-cell>
          <table:table-cell table:style-name="ce15" table:formula="of:=[$'Diagnostic flash'.C32]" office:value-type="string" office:string-value="Lors de la mise en ligne de fichiers en téléchargement (traitement de texte, images, audio, vidéo, etc.) , il est nécessaire de proposer les formats ouverts afin que tout le monde puisse y avoir accès sans avoir à payer pour accéder à un format propriétaire.&#10;&#10;Découvrir les guides pour rédiger des documents bureautiques accessibles" calcext:value-type="string">
            <text:p>Lors de la mise en ligne de fichiers en téléchargement (traitement de texte, images, audio, vidéo, etc.) , il est nécessaire de proposer les formats ouverts afin que tout le monde puisse y avoir accès sans avoir à payer pour accéder à un format propriétaire.</text:p>
            <text:p/>
            <text:p>Découvrir les guides pour rédiger des documents bureautiques accessibles</text:p>
          </table:table-cell>
          <table:table-cell table:style-name="ce15" table:formula="of:=[$'Diagnostic flash'.D32]" office:value-type="string" office:string-value="Sur l’échantillon, contrôler que :&#10;&#10;- pour mettre à disposition des documents que le destinataire n’a pas besoin de modifier, il faut utiliser le format PDF ;&#10;- pour diffuser un document de type texte, le format recommandé est ODT ;&#10;- pour diffuser un document de type présentation, le format recommandé est ODP ;&#10;- pour diffuser un document de type feuille de calcul, le format recommandé est ODS.&#10;La suite Office n’est pas interdite mais les alternatives ci-dessus doivent être proposées." calcext:value-type="string">
            <text:p>Sur l’échantillon, contrôler que :</text:p>
            <text:p/>
            <text:p>- pour mettre à disposition des documents que le destinataire n’a pas besoin de modifier, il faut utiliser le format PDF ;</text:p>
            <text:p>- pour diffuser un document de type texte, le format recommandé est ODT ;</text:p>
            <text:p>- pour diffuser un document de type présentation, le format recommandé est ODP ;</text:p>
            <text:p>- pour diffuser un document de type feuille de calcul, le format recommandé est ODS.</text:p>
            <text:p>La suite Office n’est pas interdite mais les alternatives ci-dessus doivent être proposées.</text:p>
          </table:table-cell>
          <table:table-cell table:style-name="ce15" table:formula="of:=[$'Diagnostic flash'.E32]" office:value-type="string" office:string-value="🤩" calcext:value-type="string">
            <text:p>🤩</text:p>
          </table:table-cell>
          <table:table-cell table:style-name="ce15" table:formula="of:=IF(ISBLANK([.E27]);&quot;&quot;;IF([.E27]=&quot;🤩&quot;;1;IF([.E27]=&quot;🤔&quot;;0.5;IF([.E27]=&quot;😤&quot;;0;&quot;&quot;))))" office:value-type="float" office:value="1" calcext:value-type="float">
            <text:p>1</text:p>
          </table:table-cell>
          <table:table-cell/>
          <table:table-cell table:style-name="ce72" table:formula="of:=IF([.E27]=0;&quot;&quot;;1)" office:value-type="float" office:value="1" calcext:value-type="float">
            <text:p>1</text:p>
          </table:table-cell>
          <table:table-cell table:number-columns-repeated="56"/>
        </table:table-row>
        <table:table-row table:style-name="ro11">
          <table:table-cell table:number-columns-repeated="3"/>
          <table:table-cell table:style-name="ce15" office:value-type="string" calcext:value-type="string">
            <text:p>nb de cellules vides</text:p>
          </table:table-cell>
          <table:table-cell table:style-name="ce15" table:formula="of:=COUNTBLANK([.H2:.H27])" office:value-type="float" office:value="0" calcext:value-type="float">
            <text:p>0</text:p>
          </table:table-cell>
          <table:table-cell table:style-name="ce15" table:formula="of:=COUNTBLANK([.F2:.F27])" office:value-type="float" office:value="6" calcext:value-type="float">
            <text:p>6</text:p>
          </table:table-cell>
          <table:table-cell table:style-name="ce15" table:formula="of:=COUNTBLANK([.G2:.G13])" office:value-type="float" office:value="0" calcext:value-type="float">
            <text:p>0</text:p>
          </table:table-cell>
          <table:table-cell table:number-columns-repeated="57"/>
        </table:table-row>
        <table:table-row table:style-name="ro11">
          <table:table-cell table:number-columns-repeated="5"/>
          <table:table-cell table:style-name="ce15" table:formula="of:=SUM([.F2:.F27])/(26-[.F28])" office:value-type="float" office:value="0.5" calcext:value-type="float">
            <text:p>0,5</text:p>
          </table:table-cell>
          <table:table-cell table:style-name="ce15" table:formula="of:=SUM([.G2:.G13])/(12-[.G28])" office:value-type="float" office:value="0.375" calcext:value-type="float">
            <text:p>0,375</text:p>
          </table:table-cell>
          <table:table-cell table:number-columns-repeated="57"/>
        </table:table-row>
        <table:table-row table:style-name="ro11">
          <table:table-cell table:number-columns-repeated="5"/>
          <table:table-cell table:style-name="ce15" table:formula="of:=IF([.E28]=0;CONCATENATE(ROUND(20*[.F29];1);&quot;/20 ( ...&quot;;[.G30];&quot; en ce qui concerne exclusivement l'accessibilité)&quot;);&quot;Il faut finir le diag pour que le résultat s'affiche... 🙄&quot;)" office:value-type="string" office:string-value="10/20 ( ...7,5/20 en ce qui concerne exclusivement l'accessibilité)" calcext:value-type="string">
            <text:p>10/20 ( ...7,5/20 en ce qui concerne exclusivement l'accessibilité)</text:p>
          </table:table-cell>
          <table:table-cell table:style-name="ce15" table:formula="of:=IF([.E28]=0;CONCATENATE(ROUND(20*[.G29];1);&quot;/20&quot;);&quot;&quot;)" office:value-type="string" office:string-value="7,5/20" calcext:value-type="string">
            <text:p>7,5/20</text:p>
          </table:table-cell>
          <table:table-cell table:number-columns-repeated="57"/>
        </table:table-row>
        <table:table-row table:style-name="ro6" table:number-rows-repeated="1048542">
          <table:table-cell table:number-columns-repeated="64"/>
        </table:table-row>
        <table:table-row table:style-name="ro1" table:number-rows-repeated="3">
          <table:table-cell table:number-columns-repeated="64"/>
        </table:table-row>
        <table:table-row table:style-name="ro1">
          <table:table-cell table:number-columns-repeated="64"/>
        </table:table-row>
      </table:table>
      <table:named-expressions/>
      <table:database-ranges>
        <table:database-range table:name="Table_1" table:target-range-address="'Diagnostic flash'.A6:'Diagnostic flash'.E33"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1" svg:font-family="Arial"/>
    <style:font-face style:name="Calibri" svg:font-family="Calibri"/>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time-style style:name="N108">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decimal-places="1" number:min-integer-digits="1" number:min-exponent-digits="1" number:exponent-interval="3" number:forced-exponent-sign="true"/>
    </number:number-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number:text>(</number:text>
      <number:currency-symbol/>
      <number:number number:decimal-places="0" number: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number: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number:text>(</number:text>
      <number:currency-symbol/>
      <number:number number:decimal-places="2" number: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number: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number:min-decimal-places="0" number:min-integer-digits="1" number:grouping="true"/>
      <number:text>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number:min-decimal-places="2" number:min-integer-digits="1" number:grouping="true"/>
      <number:text> </number:text>
    </number:number-style>
    <number:number-style style:name="N10140" number:language="en" number:country="US">
      <style:text-properties fo:color="#ff0000"/>
      <number:text>(</number:text>
      <number:number number:decimal-places="2" number:min-decimal-places="2" number:min-integer-digits="1" number:grouping="true"/>
      <number:text>)</number:text>
      <style:map style:condition="value()&gt;=0" style:apply-style-name="N10140P0"/>
    </number:number-style>
    <number:number-style style:name="N1014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4P2" style:volatile="true" number:language="en" number:country="US">
      <number:text> </number:text>
      <number:fill-character> </number:fill-character>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currency-style style:name="N10148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8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8P2" style:volatile="true" number:language="en" number:country="US">
      <number:currency-symbol/>
      <number:fill-character> </number:fill-character>
      <number:text>- </number:text>
    </number:currency-style>
    <number:text-style style:name="N10148" number:language="en" number:country="US">
      <number:text> </number:text>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2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6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style:style style:name="Default" style:family="table-cell">
      <style:table-cell-properties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font-size="10pt"/>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ccffff" fo:border="0.06pt solid #000000"/>
      <style:text-properties fo:color="#003333" fo:font-style="normal" style:text-underline-style="none" fo:font-weight="normal"/>
    </style:style>
    <style:style style:name="Heading" style:family="table-cell" style:parent-style-name="Default">
      <style:text-properties fo:color="#000000" fo:font-size="24pt" fo:font-style="normal" fo:font-weight="bold"/>
    </style:style>
    <style:style style:name="Result2" style:family="table-cell" style:parent-style-name="Result" style:data-style-name="N107">
      <style:text-properties fo:font-weight="bold"/>
    </style:style>
    <style:style style:name="Background" style:family="table-cell" style:parent-style-name="Default">
      <style:table-cell-properties fo:background-color="#cccc99"/>
      <style:text-properties fo:color="#330000"/>
    </style:style>
    <style:style style:name="Card_20_TL" style:display-name="Card TL" style:family="table-cell" style:parent-style-name="Card">
      <style:table-cell-properties fo:border-bottom="none" fo:border-left="0.06pt solid #000080" fo:border-right="none" fo:border-top="0.06pt solid #000080"/>
    </style:style>
    <style:style style:name="Card" style:family="table-cell" style:parent-style-name="Default">
      <style:table-cell-properties fo:background-color="#ccffcc" fo:padding-bottom="0.035cm" fo:padding-left="0.335cm" fo:padding-right="0.035cm" fo:padding-top="0.035cm"/>
      <style:text-properties fo:color="#003300" fo:font-weight="normal"/>
    </style:style>
    <style:style style:name="Card_20_L" style:display-name="Card L" style:family="table-cell" style:parent-style-name="Card">
      <style:table-cell-properties fo:border-bottom="none" fo:border-left="0.06pt solid #000080"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T" style:display-name="Card T" style:family="table-cell" style:parent-style-name="Card">
      <style:table-cell-properties fo:border-bottom="none" fo:border-left="none" fo:border-right="none" fo:border-top="0.06pt solid #000080"/>
    </style:style>
    <style:style style:name="Column_20_Header" style:display-name="Column Header" style:family="table-cell" style:parent-style-name="Card">
      <style:table-cell-properties fo:background-color="#66cccc" style:text-align-source="fix" style:repeat-content="false" fo:wrap-option="wrap" fo:border="0.06pt solid #006666" fo:padding="0.035cm" style:vertical-align="automatic"/>
      <style:paragraph-properties fo:text-align="center" fo:margin-left="0cm"/>
      <style:text-properties fo:color="#000000"/>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text-properties fo:color="#000033"/>
    </style:style>
    <style:style style:name="Card_20_B" style:display-name="Card B" style:family="table-cell" style:parent-style-name="Card">
      <style:table-cell-properties fo:border-bottom="0.06pt solid #000080" fo:border-left="none" fo:border-right="none" fo:border-top="none"/>
    </style:style>
    <style:style style:name="Card_20_TR" style:display-name="Card TR" style:family="table-cell" style:parent-style-name="Card">
      <style:table-cell-properties fo:border-bottom="none" fo:border-left="none" fo:border-right="0.06pt solid #000080" fo:border-top="0.06pt solid #000080"/>
    </style:style>
    <style:style style:name="Card_20_R" style:display-name="Card R" style:family="table-cell" style:parent-style-name="Card">
      <style:table-cell-properties fo:border-bottom="none" fo:border-left="none" fo:border-right="0.06pt solid #000080" fo:border-top="none"/>
    </style:style>
    <style:style style:name="Card_20_BR" style:display-name="Card BR" style:family="table-cell" style:parent-style-name="Card">
      <style:table-cell-properties fo:border-bottom="0.06pt solid #000080" fo:border-left="none" fo:border-right="0.06pt solid #000080" fo:border-top="none"/>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0">00/00/0000</text:date>, <text:time style:data-style-name="N2" text:time-value="16:08:45.57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_20_propos" style:display-name="PageStyle_A propos" style:page-layout-name="Mpm3">
      <style:header style:display="false"/>
      <style:header-left style:display="false"/>
      <style:footer style:display="false"/>
      <style:footer-left style:display="false"/>
    </style:master-page>
    <style:master-page style:name="PageStyle_5f_Diagnostic_20_flash" style:display-name="PageStyle_Diagnostic flash" style:page-layout-name="Mpm3">
      <style:header style:display="false"/>
      <style:header-left style:display="false"/>
      <style:footer style:display="false"/>
      <style:footer-left style:display="false"/>
    </style:master-page>
    <style:master-page style:name="PageStyle_5f_Calcul" style:display-name="PageStyle_Calcu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 LibreOffice_project/8a45595d069ef5570103caea1b71cc9d82b2aae4</meta:generator>
    <dc:date>2022-01-20T17:04:24.408000000</dc:date>
    <meta:editing-duration>PT6H32M4S</meta:editing-duration>
    <meta:editing-cycles>56</meta:editing-cycles>
    <meta:document-statistic meta:table-count="3" meta:cell-count="392" meta:object-count="0"/>
  </office:meta>
</office:document-meta>
</file>